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9.7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44mm"/>
    </style:style>
    <style:style style:name="Table1.B" style:family="table-column">
      <style:table-column-properties style:column-width="13.92mm"/>
    </style:style>
    <style:style style:name="Table1.C" style:family="table-column">
      <style:table-column-properties style:column-width="14.9mm"/>
    </style:style>
    <style:style style:name="Table1.D" style:family="table-column">
      <style:table-column-properties style:column-width="20.18mm"/>
    </style:style>
    <style:style style:name="Table1.E" style:family="table-column">
      <style:table-column-properties style:column-width="35.86mm"/>
    </style:style>
    <style:style style:name="Table1.F" style:family="table-column">
      <style:table-column-properties style:column-width="21.57mm"/>
    </style:style>
    <style:style style:name="Table1.G" style:family="table-column">
      <style:table-column-properties style:column-width="65.85mm"/>
    </style:style>
    <style:style style:name="Table1.A1" style:family="table-cell">
      <style:table-cell-properties fo:background-color="#ccff00" fo:padding="0.97mm" fo:border="none">
        <style:background-image/>
      </style:table-cell-properties>
    </style:style>
    <style:style style:name="Table1.A2" style:family="table-cell">
      <style:table-cell-properties style:vertical-align="bottom" fo:background-color="#ccff00" fo:padding="0.97mm" fo:border="none">
        <style:background-image/>
      </style:table-cell-properties>
    </style:style>
    <style:style style:name="Table1.A3" style:family="table-cell">
      <style:table-cell-properties fo:padding="0.97mm" fo:border="none"/>
    </style:style>
    <style:style style:name="Table1.B3" style:family="table-cell">
      <style:table-cell-properties fo:padding="0.97mm" fo:border="none"/>
    </style:style>
    <style:style style:name="Table1.C3" style:family="table-cell">
      <style:table-cell-properties fo:padding="0.97mm" fo:border="none"/>
    </style:style>
    <style:style style:name="Table1.D3" style:family="table-cell">
      <style:table-cell-properties fo:padding="0.97mm" fo:border="none"/>
    </style:style>
    <style:style style:name="Table1.E3" style:family="table-cell">
      <style:table-cell-properties fo:padding="0.97mm" fo:border="none"/>
    </style:style>
    <style:style style:name="Table1.F3" style:family="table-cell">
      <style:table-cell-properties fo:padding="0.97mm" fo:border="none"/>
    </style:style>
    <style:style style:name="Table1.G3" style:family="table-cell">
      <style:table-cell-properties fo:padding="0.97mm" fo:border="none"/>
    </style:style>
    <style:style style:name="Table1.A4" style:family="table-cell">
      <style:table-cell-properties fo:background-color="#ccff99" fo:padding="0.97mm" fo:border="none">
        <style:background-image/>
      </style:table-cell-properties>
    </style:style>
    <style:style style:name="Table1.B4" style:family="table-cell">
      <style:table-cell-properties fo:background-color="#ccff99" fo:padding="0.97mm" fo:border="none">
        <style:background-image/>
      </style:table-cell-properties>
    </style:style>
    <style:style style:name="Table1.C4" style:family="table-cell">
      <style:table-cell-properties fo:background-color="#ccff99" fo:padding="0.97mm" fo:border="none">
        <style:background-image/>
      </style:table-cell-properties>
    </style:style>
    <style:style style:name="Table1.D4" style:family="table-cell">
      <style:table-cell-properties fo:background-color="#ccff99" fo:padding="0.97mm" fo:border="none">
        <style:background-image/>
      </style:table-cell-properties>
    </style:style>
    <style:style style:name="Table1.E4" style:family="table-cell">
      <style:table-cell-properties fo:background-color="#ccff99" fo:padding="0.97mm" fo:border="none">
        <style:background-image/>
      </style:table-cell-properties>
    </style:style>
    <style:style style:name="Table1.F4" style:family="table-cell">
      <style:table-cell-properties fo:background-color="#ccff99" fo:padding="0.97mm" fo:border="none">
        <style:background-image/>
      </style:table-cell-properties>
    </style:style>
    <style:style style:name="Table1.G4" style:family="table-cell">
      <style:table-cell-properties fo:background-color="#ccff99" fo:padding="0.97mm" fo:border="none">
        <style:background-image/>
      </style:table-cell-properties>
    </style:style>
    <style:style style:name="Table1.A5" style:family="table-cell">
      <style:table-cell-properties fo:padding="0.97mm" fo:border="none"/>
    </style:style>
    <style:style style:name="Table1.B5" style:family="table-cell">
      <style:table-cell-properties fo:padding="0.97mm" fo:border="none"/>
    </style:style>
    <style:style style:name="Table1.C5" style:family="table-cell">
      <style:table-cell-properties fo:padding="0.97mm" fo:border="none"/>
    </style:style>
    <style:style style:name="Table1.D5" style:family="table-cell">
      <style:table-cell-properties fo:padding="0.97mm" fo:border="none"/>
    </style:style>
    <style:style style:name="Table1.E5" style:family="table-cell">
      <style:table-cell-properties fo:padding="0.97mm" fo:border="none"/>
    </style:style>
    <style:style style:name="Table1.F5" style:family="table-cell">
      <style:table-cell-properties fo:padding="0.97mm" fo:border="none"/>
    </style:style>
    <style:style style:name="Table1.G5" style:family="table-cell">
      <style:table-cell-properties fo:padding="0.97mm" fo:border="none"/>
    </style:style>
    <style:style style:name="Table1.A6" style:family="table-cell">
      <style:table-cell-properties fo:background-color="#ccff99" fo:padding="0.97mm" fo:border="none">
        <style:background-image/>
      </style:table-cell-properties>
    </style:style>
    <style:style style:name="Table1.B6" style:family="table-cell">
      <style:table-cell-properties fo:background-color="#ccff99" fo:padding="0.97mm" fo:border="none">
        <style:background-image/>
      </style:table-cell-properties>
    </style:style>
    <style:style style:name="Table1.C6" style:family="table-cell">
      <style:table-cell-properties fo:background-color="#ccff99" fo:padding="0.97mm" fo:border="none">
        <style:background-image/>
      </style:table-cell-properties>
    </style:style>
    <style:style style:name="Table1.D6" style:family="table-cell">
      <style:table-cell-properties fo:background-color="#ccff99" fo:padding="0.97mm" fo:border="none">
        <style:background-image/>
      </style:table-cell-properties>
    </style:style>
    <style:style style:name="Table1.E6" style:family="table-cell">
      <style:table-cell-properties fo:background-color="#ccff99" fo:padding="0.97mm" fo:border="none">
        <style:background-image/>
      </style:table-cell-properties>
    </style:style>
    <style:style style:name="Table1.F6" style:family="table-cell">
      <style:table-cell-properties fo:background-color="#ccff99" fo:padding="0.97mm" fo:border="none">
        <style:background-image/>
      </style:table-cell-properties>
    </style:style>
    <style:style style:name="Table1.G6" style:family="table-cell">
      <style:table-cell-properties fo:background-color="#ccff99" fo:padding="0.97mm" fo:border="none">
        <style:background-image/>
      </style:table-cell-properties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7" style:family="table-cell">
      <style:table-cell-properties fo:padding="0.97mm" fo:border="none"/>
    </style:style>
    <style:style style:name="Table1.C7" style:family="table-cell">
      <style:table-cell-properties fo:padding="0.97mm" fo:border="none"/>
    </style:style>
    <style:style style:name="Table1.D7" style:family="table-cell">
      <style:table-cell-properties fo:padding="0.97mm" fo:border="none"/>
    </style:style>
    <style:style style:name="Table1.E7" style:family="table-cell">
      <style:table-cell-properties fo:padding="0.97mm" fo:border="none"/>
    </style:style>
    <style:style style:name="Table1.F7" style:family="table-cell">
      <style:table-cell-properties fo:padding="0.97mm" fo:border="none"/>
    </style:style>
    <style:style style:name="Table1.G7" style:family="table-cell">
      <style:table-cell-properties fo:padding="0.97mm" fo:border="none"/>
    </style:style>
    <style:style style:name="Table1.A8" style:family="table-cell">
      <style:table-cell-properties fo:background-color="#ccff99" fo:padding="0.97mm" fo:border="none">
        <style:background-image/>
      </style:table-cell-properties>
    </style:style>
    <style:style style:name="Table1.B8" style:family="table-cell">
      <style:table-cell-properties fo:background-color="#ccff99" fo:padding="0.97mm" fo:border="none">
        <style:background-image/>
      </style:table-cell-properties>
    </style:style>
    <style:style style:name="Table1.C8" style:family="table-cell">
      <style:table-cell-properties fo:background-color="#ccff99" fo:padding="0.97mm" fo:border="none">
        <style:background-image/>
      </style:table-cell-properties>
    </style:style>
    <style:style style:name="Table1.D8" style:family="table-cell">
      <style:table-cell-properties fo:background-color="#ccff99" fo:padding="0.97mm" fo:border="none">
        <style:background-image/>
      </style:table-cell-properties>
    </style:style>
    <style:style style:name="Table1.E8" style:family="table-cell">
      <style:table-cell-properties fo:background-color="#ccff99" fo:padding="0.97mm" fo:border="none">
        <style:background-image/>
      </style:table-cell-properties>
    </style:style>
    <style:style style:name="Table1.F8" style:family="table-cell">
      <style:table-cell-properties fo:background-color="#ccff99" fo:padding="0.97mm" fo:border="none">
        <style:background-image/>
      </style:table-cell-properties>
    </style:style>
    <style:style style:name="Table1.G8" style:family="table-cell">
      <style:table-cell-properties fo:background-color="#ccff99" fo:padding="0.97mm" fo:border="none">
        <style:background-image/>
      </style:table-cell-properties>
    </style:style>
    <style:style style:name="Table1.A9" style:family="table-cell">
      <style:table-cell-properties fo:padding="0.97mm" fo:border="none"/>
    </style:style>
    <style:style style:name="Table1.B9" style:family="table-cell">
      <style:table-cell-properties fo:padding="0.97mm" fo:border="none"/>
    </style:style>
    <style:style style:name="Table1.C9" style:family="table-cell">
      <style:table-cell-properties fo:padding="0.97mm" fo:border="none"/>
    </style:style>
    <style:style style:name="Table1.D9" style:family="table-cell">
      <style:table-cell-properties fo:padding="0.97mm" fo:border="none"/>
    </style:style>
    <style:style style:name="Table1.E9" style:family="table-cell">
      <style:table-cell-properties fo:padding="0.97mm" fo:border="none"/>
    </style:style>
    <style:style style:name="Table1.F9" style:family="table-cell">
      <style:table-cell-properties fo:padding="0.97mm" fo:border="none"/>
    </style:style>
    <style:style style:name="Table1.G9" style:family="table-cell">
      <style:table-cell-properties fo:padding="0.97mm" fo:border="none"/>
    </style:style>
    <style:style style:name="Table1.A10" style:family="table-cell">
      <style:table-cell-properties fo:background-color="#ccff99" fo:padding="0.97mm" fo:border="none">
        <style:background-image/>
      </style:table-cell-properties>
    </style:style>
    <style:style style:name="Table1.B10" style:family="table-cell">
      <style:table-cell-properties fo:background-color="#ccff99" fo:padding="0.97mm" fo:border="none">
        <style:background-image/>
      </style:table-cell-properties>
    </style:style>
    <style:style style:name="Table1.C10" style:family="table-cell">
      <style:table-cell-properties fo:background-color="#ccff99" fo:padding="0.97mm" fo:border="none">
        <style:background-image/>
      </style:table-cell-properties>
    </style:style>
    <style:style style:name="Table1.D10" style:family="table-cell">
      <style:table-cell-properties fo:background-color="#ccff99" fo:padding="0.97mm" fo:border="none">
        <style:background-image/>
      </style:table-cell-properties>
    </style:style>
    <style:style style:name="Table1.E10" style:family="table-cell">
      <style:table-cell-properties fo:background-color="#ccff99" fo:padding="0.97mm" fo:border="none">
        <style:background-image/>
      </style:table-cell-properties>
    </style:style>
    <style:style style:name="Table1.F10" style:family="table-cell">
      <style:table-cell-properties fo:background-color="#ccff99" fo:padding="0.97mm" fo:border="none">
        <style:background-image/>
      </style:table-cell-properties>
    </style:style>
    <style:style style:name="Table1.G10" style:family="table-cell">
      <style:table-cell-properties fo:background-color="#ccff99" fo:padding="0.97mm" fo:border="none">
        <style:background-image/>
      </style:table-cell-properties>
    </style:style>
    <style:style style:name="Table1.A11" style:family="table-cell">
      <style:table-cell-properties fo:padding="0.97mm" fo:border="none"/>
    </style:style>
    <style:style style:name="Table1.B11" style:family="table-cell">
      <style:table-cell-properties fo:padding="0.97mm" fo:border="none"/>
    </style:style>
    <style:style style:name="Table1.C11" style:family="table-cell">
      <style:table-cell-properties fo:padding="0.97mm" fo:border="none"/>
    </style:style>
    <style:style style:name="Table1.D11" style:family="table-cell">
      <style:table-cell-properties fo:padding="0.97mm" fo:border="none"/>
    </style:style>
    <style:style style:name="Table1.E11" style:family="table-cell">
      <style:table-cell-properties fo:padding="0.97mm" fo:border="none"/>
    </style:style>
    <style:style style:name="Table1.F11" style:family="table-cell">
      <style:table-cell-properties fo:padding="0.97mm" fo:border="none"/>
    </style:style>
    <style:style style:name="Table1.G11" style:family="table-cell">
      <style:table-cell-properties fo:padding="0.97mm" fo:border="none"/>
    </style:style>
    <style:style style:name="Table1.A12" style:family="table-cell">
      <style:table-cell-properties fo:background-color="#ccff99" fo:padding="0.97mm" fo:border="none">
        <style:background-image/>
      </style:table-cell-properties>
    </style:style>
    <style:style style:name="Table1.B12" style:family="table-cell">
      <style:table-cell-properties fo:background-color="#ccff99" fo:padding="0.97mm" fo:border="none">
        <style:background-image/>
      </style:table-cell-properties>
    </style:style>
    <style:style style:name="Table1.C12" style:family="table-cell">
      <style:table-cell-properties fo:background-color="#ccff99" fo:padding="0.97mm" fo:border="none">
        <style:background-image/>
      </style:table-cell-properties>
    </style:style>
    <style:style style:name="Table1.D12" style:family="table-cell">
      <style:table-cell-properties fo:background-color="#ccff99" fo:padding="0.97mm" fo:border="none">
        <style:background-image/>
      </style:table-cell-properties>
    </style:style>
    <style:style style:name="Table1.E12" style:family="table-cell">
      <style:table-cell-properties fo:background-color="#ccff99" fo:padding="0.97mm" fo:border="none">
        <style:background-image/>
      </style:table-cell-properties>
    </style:style>
    <style:style style:name="Table1.F12" style:family="table-cell">
      <style:table-cell-properties fo:background-color="#ccff99" fo:padding="0.97mm" fo:border="none">
        <style:background-image/>
      </style:table-cell-properties>
    </style:style>
    <style:style style:name="Table1.G12" style:family="table-cell">
      <style:table-cell-properties fo:background-color="#ccff99" fo:padding="0.97mm" fo:border="none">
        <style:background-image/>
      </style:table-cell-properties>
    </style:style>
    <style:style style:name="Table1.A13" style:family="table-cell">
      <style:table-cell-properties fo:padding="0.97mm" fo:border="none"/>
    </style:style>
    <style:style style:name="Table1.B13" style:family="table-cell">
      <style:table-cell-properties fo:padding="0.97mm" fo:border="none"/>
    </style:style>
    <style:style style:name="Table1.C13" style:family="table-cell">
      <style:table-cell-properties fo:padding="0.97mm" fo:border="none"/>
    </style:style>
    <style:style style:name="Table1.D13" style:family="table-cell">
      <style:table-cell-properties fo:padding="0.97mm" fo:border="none"/>
    </style:style>
    <style:style style:name="Table1.E13" style:family="table-cell">
      <style:table-cell-properties fo:padding="0.97mm" fo:border="none"/>
    </style:style>
    <style:style style:name="Table1.F13" style:family="table-cell">
      <style:table-cell-properties fo:padding="0.97mm" fo:border="none"/>
    </style:style>
    <style:style style:name="Table1.G13" style:family="table-cell">
      <style:table-cell-properties fo:padding="0.97mm" fo:border="none"/>
    </style:style>
    <style:style style:name="Table1.A14" style:family="table-cell">
      <style:table-cell-properties fo:background-color="#ccff99" fo:padding="0.97mm" fo:border="none">
        <style:background-image/>
      </style:table-cell-properties>
    </style:style>
    <style:style style:name="Table1.B14" style:family="table-cell">
      <style:table-cell-properties fo:background-color="#ccff99" fo:padding="0.97mm" fo:border="none">
        <style:background-image/>
      </style:table-cell-properties>
    </style:style>
    <style:style style:name="Table1.C14" style:family="table-cell">
      <style:table-cell-properties fo:background-color="#ccff99" fo:padding="0.97mm" fo:border="none">
        <style:background-image/>
      </style:table-cell-properties>
    </style:style>
    <style:style style:name="Table1.D14" style:family="table-cell">
      <style:table-cell-properties fo:background-color="#ccff99" fo:padding="0.97mm" fo:border="none">
        <style:background-image/>
      </style:table-cell-properties>
    </style:style>
    <style:style style:name="Table1.E14" style:family="table-cell">
      <style:table-cell-properties fo:background-color="#ccff99" fo:padding="0.97mm" fo:border="none">
        <style:background-image/>
      </style:table-cell-properties>
    </style:style>
    <style:style style:name="Table1.F14" style:family="table-cell">
      <style:table-cell-properties fo:background-color="#ccff99" fo:padding="0.97mm" fo:border="none">
        <style:background-image/>
      </style:table-cell-properties>
    </style:style>
    <style:style style:name="Table1.G14" style:family="table-cell">
      <style:table-cell-properties fo:background-color="#ccff99" fo:padding="0.97mm" fo:border="none">
        <style:background-image/>
      </style:table-cell-properties>
    </style:style>
    <style:style style:name="Table1.A15" style:family="table-cell">
      <style:table-cell-properties fo:padding="0.97mm" fo:border="none"/>
    </style:style>
    <style:style style:name="Table1.B15" style:family="table-cell">
      <style:table-cell-properties fo:padding="0.97mm" fo:border="none"/>
    </style:style>
    <style:style style:name="Table1.C15" style:family="table-cell">
      <style:table-cell-properties fo:padding="0.97mm" fo:border="none"/>
    </style:style>
    <style:style style:name="Table1.D15" style:family="table-cell">
      <style:table-cell-properties fo:padding="0.97mm" fo:border="none"/>
    </style:style>
    <style:style style:name="Table1.E15" style:family="table-cell">
      <style:table-cell-properties fo:padding="0.97mm" fo:border="none"/>
    </style:style>
    <style:style style:name="Table1.F15" style:family="table-cell">
      <style:table-cell-properties fo:padding="0.97mm" fo:border="none"/>
    </style:style>
    <style:style style:name="Table1.G15" style:family="table-cell">
      <style:table-cell-properties fo:padding="0.97mm" fo:border="none"/>
    </style:style>
    <style:style style:name="Table1.A16" style:family="table-cell">
      <style:table-cell-properties fo:background-color="#ccff99" fo:padding="0.97mm" fo:border="none">
        <style:background-image/>
      </style:table-cell-properties>
    </style:style>
    <style:style style:name="Table1.B16" style:family="table-cell">
      <style:table-cell-properties fo:background-color="#ccff99" fo:padding="0.97mm" fo:border="none">
        <style:background-image/>
      </style:table-cell-properties>
    </style:style>
    <style:style style:name="Table1.C16" style:family="table-cell">
      <style:table-cell-properties fo:background-color="#ccff99" fo:padding="0.97mm" fo:border="none">
        <style:background-image/>
      </style:table-cell-properties>
    </style:style>
    <style:style style:name="Table1.D16" style:family="table-cell">
      <style:table-cell-properties fo:background-color="#ccff99" fo:padding="0.97mm" fo:border="none">
        <style:background-image/>
      </style:table-cell-properties>
    </style:style>
    <style:style style:name="Table1.E16" style:family="table-cell">
      <style:table-cell-properties fo:background-color="#ccff99" fo:padding="0.97mm" fo:border="none">
        <style:background-image/>
      </style:table-cell-properties>
    </style:style>
    <style:style style:name="Table1.F16" style:family="table-cell">
      <style:table-cell-properties fo:background-color="#ccff99" fo:padding="0.97mm" fo:border="none">
        <style:background-image/>
      </style:table-cell-properties>
    </style:style>
    <style:style style:name="Table1.G16" style:family="table-cell">
      <style:table-cell-properties fo:background-color="#ccff99" fo:padding="0.97mm" fo:border="none">
        <style:background-image/>
      </style:table-cell-properties>
    </style:style>
    <style:style style:name="Table1.A17" style:family="table-cell">
      <style:table-cell-properties fo:padding="0.97mm" fo:border="none"/>
    </style:style>
    <style:style style:name="Table1.B17" style:family="table-cell">
      <style:table-cell-properties fo:padding="0.97mm" fo:border="none"/>
    </style:style>
    <style:style style:name="Table1.C17" style:family="table-cell">
      <style:table-cell-properties fo:padding="0.97mm" fo:border="none"/>
    </style:style>
    <style:style style:name="Table1.D17" style:family="table-cell">
      <style:table-cell-properties fo:padding="0.97mm" fo:border="none"/>
    </style:style>
    <style:style style:name="Table1.E17" style:family="table-cell">
      <style:table-cell-properties fo:padding="0.97mm" fo:border="none"/>
    </style:style>
    <style:style style:name="Table1.F17" style:family="table-cell">
      <style:table-cell-properties fo:padding="0.97mm" fo:border="none"/>
    </style:style>
    <style:style style:name="Table1.G17" style:family="table-cell">
      <style:table-cell-properties fo:padding="0.97mm" fo:border="none"/>
    </style:style>
    <style:style style:name="Table1.A18" style:family="table-cell">
      <style:table-cell-properties fo:background-color="#ccff99" fo:padding="0.97mm" fo:border="none">
        <style:background-image/>
      </style:table-cell-properties>
    </style:style>
    <style:style style:name="Table1.B18" style:family="table-cell">
      <style:table-cell-properties fo:background-color="#ccff99" fo:padding="0.97mm" fo:border="none">
        <style:background-image/>
      </style:table-cell-properties>
    </style:style>
    <style:style style:name="Table1.C18" style:family="table-cell">
      <style:table-cell-properties fo:background-color="#ccff99" fo:padding="0.97mm" fo:border="none">
        <style:background-image/>
      </style:table-cell-properties>
    </style:style>
    <style:style style:name="Table1.D18" style:family="table-cell">
      <style:table-cell-properties fo:background-color="#ccff99" fo:padding="0.97mm" fo:border="none">
        <style:background-image/>
      </style:table-cell-properties>
    </style:style>
    <style:style style:name="Table1.E18" style:family="table-cell">
      <style:table-cell-properties fo:background-color="#ccff99" fo:padding="0.97mm" fo:border="none">
        <style:background-image/>
      </style:table-cell-properties>
    </style:style>
    <style:style style:name="Table1.F18" style:family="table-cell">
      <style:table-cell-properties fo:background-color="#ccff99" fo:padding="0.97mm" fo:border="none">
        <style:background-image/>
      </style:table-cell-properties>
    </style:style>
    <style:style style:name="Table1.G18" style:family="table-cell">
      <style:table-cell-properties fo:background-color="#ccff99" fo:padding="0.97mm" fo:border="none">
        <style:background-image/>
      </style:table-cell-properties>
    </style:style>
    <style:style style:name="Table1.A19" style:family="table-cell">
      <style:table-cell-properties fo:padding="0.97mm" fo:border="none"/>
    </style:style>
    <style:style style:name="Table1.B19" style:family="table-cell">
      <style:table-cell-properties fo:padding="0.97mm" fo:border="none"/>
    </style:style>
    <style:style style:name="Table1.C19" style:family="table-cell">
      <style:table-cell-properties fo:padding="0.97mm" fo:border="none"/>
    </style:style>
    <style:style style:name="Table1.D19" style:family="table-cell">
      <style:table-cell-properties fo:padding="0.97mm" fo:border="none"/>
    </style:style>
    <style:style style:name="Table1.E19" style:family="table-cell">
      <style:table-cell-properties fo:padding="0.97mm" fo:border="none"/>
    </style:style>
    <style:style style:name="Table1.F19" style:family="table-cell">
      <style:table-cell-properties fo:padding="0.97mm" fo:border="none"/>
    </style:style>
    <style:style style:name="Table1.G19" style:family="table-cell">
      <style:table-cell-properties fo:padding="0.97mm" fo:border="none"/>
    </style:style>
    <style:style style:name="Table1.A20" style:family="table-cell">
      <style:table-cell-properties fo:background-color="#ccff99" fo:padding="0.97mm" fo:border="none">
        <style:background-image/>
      </style:table-cell-properties>
    </style:style>
    <style:style style:name="Table1.B20" style:family="table-cell">
      <style:table-cell-properties fo:background-color="#ccff99" fo:padding="0.97mm" fo:border="none">
        <style:background-image/>
      </style:table-cell-properties>
    </style:style>
    <style:style style:name="Table1.C20" style:family="table-cell">
      <style:table-cell-properties fo:background-color="#ccff99" fo:padding="0.97mm" fo:border="none">
        <style:background-image/>
      </style:table-cell-properties>
    </style:style>
    <style:style style:name="Table1.D20" style:family="table-cell">
      <style:table-cell-properties fo:background-color="#ccff99" fo:padding="0.97mm" fo:border="none">
        <style:background-image/>
      </style:table-cell-properties>
    </style:style>
    <style:style style:name="Table1.E20" style:family="table-cell">
      <style:table-cell-properties fo:background-color="#ccff99" fo:padding="0.97mm" fo:border="none">
        <style:background-image/>
      </style:table-cell-properties>
    </style:style>
    <style:style style:name="Table1.F20" style:family="table-cell">
      <style:table-cell-properties fo:background-color="#ccff99" fo:padding="0.97mm" fo:border="none">
        <style:background-image/>
      </style:table-cell-properties>
    </style:style>
    <style:style style:name="Table1.G20" style:family="table-cell">
      <style:table-cell-properties fo:background-color="#ccff99" fo:padding="0.97mm" fo:border="none">
        <style:background-image/>
      </style:table-cell-properties>
    </style:style>
    <style:style style:name="Table1.A21" style:family="table-cell">
      <style:table-cell-properties fo:padding="0.97mm" fo:border="none"/>
    </style:style>
    <style:style style:name="Table1.B21" style:family="table-cell">
      <style:table-cell-properties fo:padding="0.97mm" fo:border="none"/>
    </style:style>
    <style:style style:name="Table1.C21" style:family="table-cell">
      <style:table-cell-properties fo:padding="0.97mm" fo:border="none"/>
    </style:style>
    <style:style style:name="Table1.D21" style:family="table-cell">
      <style:table-cell-properties fo:padding="0.97mm" fo:border="none"/>
    </style:style>
    <style:style style:name="Table1.E21" style:family="table-cell">
      <style:table-cell-properties fo:padding="0.97mm" fo:border="none"/>
    </style:style>
    <style:style style:name="Table1.F21" style:family="table-cell">
      <style:table-cell-properties fo:padding="0.97mm" fo:border="none"/>
    </style:style>
    <style:style style:name="Table1.G21" style:family="table-cell">
      <style:table-cell-properties fo:padding="0.97mm" fo:border="none"/>
    </style:style>
    <style:style style:name="Table1.A22" style:family="table-cell">
      <style:table-cell-properties fo:background-color="#ccff99" fo:padding="0.97mm" fo:border="none">
        <style:background-image/>
      </style:table-cell-properties>
    </style:style>
    <style:style style:name="Table1.B22" style:family="table-cell">
      <style:table-cell-properties fo:background-color="#ccff99" fo:padding="0.97mm" fo:border="none">
        <style:background-image/>
      </style:table-cell-properties>
    </style:style>
    <style:style style:name="Table1.C22" style:family="table-cell">
      <style:table-cell-properties fo:background-color="#ccff99" fo:padding="0.97mm" fo:border="none">
        <style:background-image/>
      </style:table-cell-properties>
    </style:style>
    <style:style style:name="Table1.D22" style:family="table-cell">
      <style:table-cell-properties fo:background-color="#ccff99" fo:padding="0.97mm" fo:border="none">
        <style:background-image/>
      </style:table-cell-properties>
    </style:style>
    <style:style style:name="Table1.E22" style:family="table-cell">
      <style:table-cell-properties fo:background-color="#ccff99" fo:padding="0.97mm" fo:border="none">
        <style:background-image/>
      </style:table-cell-properties>
    </style:style>
    <style:style style:name="Table1.F22" style:family="table-cell">
      <style:table-cell-properties fo:background-color="#ccff99" fo:padding="0.97mm" fo:border="none">
        <style:background-image/>
      </style:table-cell-properties>
    </style:style>
    <style:style style:name="Table1.G22" style:family="table-cell">
      <style:table-cell-properties fo:background-color="#ccff99" fo:padding="0.97mm" fo:border="none">
        <style:background-image/>
      </style:table-cell-properties>
    </style:style>
    <style:style style:name="Table1.A23" style:family="table-cell">
      <style:table-cell-properties fo:padding="0.97mm" fo:border="none"/>
    </style:style>
    <style:style style:name="Table1.B23" style:family="table-cell">
      <style:table-cell-properties fo:padding="0.97mm" fo:border="none"/>
    </style:style>
    <style:style style:name="Table1.C23" style:family="table-cell">
      <style:table-cell-properties fo:padding="0.97mm" fo:border="none"/>
    </style:style>
    <style:style style:name="Table1.D23" style:family="table-cell">
      <style:table-cell-properties fo:padding="0.97mm" fo:border="none"/>
    </style:style>
    <style:style style:name="Table1.E23" style:family="table-cell">
      <style:table-cell-properties fo:padding="0.97mm" fo:border="none"/>
    </style:style>
    <style:style style:name="Table1.F23" style:family="table-cell">
      <style:table-cell-properties fo:padding="0.97mm" fo:border="none"/>
    </style:style>
    <style:style style:name="Table1.G23" style:family="table-cell">
      <style:table-cell-properties fo:padding="0.97mm" fo:border="none"/>
    </style:style>
    <style:style style:name="Table1.A24" style:family="table-cell">
      <style:table-cell-properties fo:background-color="#ccff99" fo:padding="0.97mm" fo:border="none">
        <style:background-image/>
      </style:table-cell-properties>
    </style:style>
    <style:style style:name="Table1.B24" style:family="table-cell">
      <style:table-cell-properties fo:background-color="#ccff99" fo:padding="0.97mm" fo:border="none">
        <style:background-image/>
      </style:table-cell-properties>
    </style:style>
    <style:style style:name="Table1.C24" style:family="table-cell">
      <style:table-cell-properties fo:background-color="#ccff99" fo:padding="0.97mm" fo:border="none">
        <style:background-image/>
      </style:table-cell-properties>
    </style:style>
    <style:style style:name="Table1.D24" style:family="table-cell">
      <style:table-cell-properties fo:background-color="#ccff99" fo:padding="0.97mm" fo:border="none">
        <style:background-image/>
      </style:table-cell-properties>
    </style:style>
    <style:style style:name="Table1.E24" style:family="table-cell">
      <style:table-cell-properties fo:background-color="#ccff99" fo:padding="0.97mm" fo:border="none">
        <style:background-image/>
      </style:table-cell-properties>
    </style:style>
    <style:style style:name="Table1.F24" style:family="table-cell">
      <style:table-cell-properties fo:background-color="#ccff99" fo:padding="0.97mm" fo:border="none">
        <style:background-image/>
      </style:table-cell-properties>
    </style:style>
    <style:style style:name="Table1.G24" style:family="table-cell">
      <style:table-cell-properties fo:background-color="#ccff99" fo:padding="0.97mm" fo:border="none">
        <style:background-image/>
      </style:table-cell-properties>
    </style:style>
    <style:style style:name="Table1.A25" style:family="table-cell">
      <style:table-cell-properties fo:padding="0.97mm" fo:border="none"/>
    </style:style>
    <style:style style:name="Table1.B25" style:family="table-cell">
      <style:table-cell-properties fo:padding="0.97mm" fo:border="none"/>
    </style:style>
    <style:style style:name="Table1.C25" style:family="table-cell">
      <style:table-cell-properties fo:padding="0.97mm" fo:border="none"/>
    </style:style>
    <style:style style:name="Table1.D25" style:family="table-cell">
      <style:table-cell-properties fo:padding="0.97mm" fo:border="none"/>
    </style:style>
    <style:style style:name="Table1.E25" style:family="table-cell">
      <style:table-cell-properties fo:padding="0.97mm" fo:border="none"/>
    </style:style>
    <style:style style:name="Table1.F25" style:family="table-cell">
      <style:table-cell-properties fo:padding="0.97mm" fo:border="none"/>
    </style:style>
    <style:style style:name="Table1.G25" style:family="table-cell">
      <style:table-cell-properties fo:padding="0.97mm" fo:border="none"/>
    </style:style>
    <style:style style:name="Table1.A26" style:family="table-cell">
      <style:table-cell-properties fo:background-color="#ccff99" fo:padding="0.97mm" fo:border="none">
        <style:background-image/>
      </style:table-cell-properties>
    </style:style>
    <style:style style:name="Table1.B26" style:family="table-cell">
      <style:table-cell-properties fo:background-color="#ccff99" fo:padding="0.97mm" fo:border="none">
        <style:background-image/>
      </style:table-cell-properties>
    </style:style>
    <style:style style:name="Table1.C26" style:family="table-cell">
      <style:table-cell-properties fo:background-color="#ccff99" fo:padding="0.97mm" fo:border="none">
        <style:background-image/>
      </style:table-cell-properties>
    </style:style>
    <style:style style:name="Table1.D26" style:family="table-cell">
      <style:table-cell-properties fo:background-color="#ccff99" fo:padding="0.97mm" fo:border="none">
        <style:background-image/>
      </style:table-cell-properties>
    </style:style>
    <style:style style:name="Table1.E26" style:family="table-cell">
      <style:table-cell-properties fo:background-color="#ccff99" fo:padding="0.97mm" fo:border="none">
        <style:background-image/>
      </style:table-cell-properties>
    </style:style>
    <style:style style:name="Table1.F26" style:family="table-cell">
      <style:table-cell-properties fo:background-color="#ccff99" fo:padding="0.97mm" fo:border="none">
        <style:background-image/>
      </style:table-cell-properties>
    </style:style>
    <style:style style:name="Table1.G26" style:family="table-cell">
      <style:table-cell-properties fo:background-color="#ccff99" fo:padding="0.97mm" fo:border="none">
        <style:background-image/>
      </style:table-cell-properties>
    </style:style>
    <style:style style:name="Table1.A27" style:family="table-cell">
      <style:table-cell-properties fo:padding="0.97mm" fo:border="none"/>
    </style:style>
    <style:style style:name="Table1.B27" style:family="table-cell">
      <style:table-cell-properties fo:padding="0.97mm" fo:border="none"/>
    </style:style>
    <style:style style:name="Table1.C27" style:family="table-cell">
      <style:table-cell-properties fo:padding="0.97mm" fo:border="none"/>
    </style:style>
    <style:style style:name="Table1.D27" style:family="table-cell">
      <style:table-cell-properties fo:padding="0.97mm" fo:border="none"/>
    </style:style>
    <style:style style:name="Table1.E27" style:family="table-cell">
      <style:table-cell-properties fo:padding="0.97mm" fo:border="none"/>
    </style:style>
    <style:style style:name="Table1.F27" style:family="table-cell">
      <style:table-cell-properties fo:padding="0.97mm" fo:border="none"/>
    </style:style>
    <style:style style:name="Table1.G27" style:family="table-cell">
      <style:table-cell-properties fo:padding="0.97mm" fo:border="none"/>
    </style:style>
    <style:style style:name="Table1.A28" style:family="table-cell">
      <style:table-cell-properties fo:background-color="#ccff99" fo:padding="0.97mm" fo:border="none">
        <style:background-image/>
      </style:table-cell-properties>
    </style:style>
    <style:style style:name="Table1.B28" style:family="table-cell">
      <style:table-cell-properties fo:background-color="#ccff99" fo:padding="0.97mm" fo:border="none">
        <style:background-image/>
      </style:table-cell-properties>
    </style:style>
    <style:style style:name="Table1.C28" style:family="table-cell">
      <style:table-cell-properties fo:background-color="#ccff99" fo:padding="0.97mm" fo:border="none">
        <style:background-image/>
      </style:table-cell-properties>
    </style:style>
    <style:style style:name="Table1.D28" style:family="table-cell">
      <style:table-cell-properties fo:background-color="#ccff99" fo:padding="0.97mm" fo:border="none">
        <style:background-image/>
      </style:table-cell-properties>
    </style:style>
    <style:style style:name="Table1.E28" style:family="table-cell">
      <style:table-cell-properties fo:background-color="#ccff99" fo:padding="0.97mm" fo:border="none">
        <style:background-image/>
      </style:table-cell-properties>
    </style:style>
    <style:style style:name="Table1.F28" style:family="table-cell">
      <style:table-cell-properties fo:background-color="#ccff99" fo:padding="0.97mm" fo:border="none">
        <style:background-image/>
      </style:table-cell-properties>
    </style:style>
    <style:style style:name="Table1.G28" style:family="table-cell">
      <style:table-cell-properties fo:background-color="#ccff99" fo:padding="0.97mm" fo:border="none">
        <style:background-image/>
      </style:table-cell-properties>
    </style:style>
    <style:style style:name="Table1.A29" style:family="table-cell">
      <style:table-cell-properties fo:padding="0.97mm" fo:border="none"/>
    </style:style>
    <style:style style:name="Table1.B29" style:family="table-cell">
      <style:table-cell-properties fo:padding="0.97mm" fo:border="none"/>
    </style:style>
    <style:style style:name="Table1.C29" style:family="table-cell">
      <style:table-cell-properties fo:padding="0.97mm" fo:border="none"/>
    </style:style>
    <style:style style:name="Table1.D29" style:family="table-cell">
      <style:table-cell-properties fo:padding="0.97mm" fo:border="none"/>
    </style:style>
    <style:style style:name="Table1.E29" style:family="table-cell">
      <style:table-cell-properties fo:padding="0.97mm" fo:border="none"/>
    </style:style>
    <style:style style:name="Table1.F29" style:family="table-cell">
      <style:table-cell-properties fo:padding="0.97mm" fo:border="none"/>
    </style:style>
    <style:style style:name="Table1.G29" style:family="table-cell">
      <style:table-cell-properties fo:padding="0.97mm" fo:border="none"/>
    </style:style>
    <style:style style:name="Table1.A30" style:family="table-cell">
      <style:table-cell-properties fo:background-color="#ccff99" fo:padding="0.97mm" fo:border="none">
        <style:background-image/>
      </style:table-cell-properties>
    </style:style>
    <style:style style:name="Table1.B30" style:family="table-cell">
      <style:table-cell-properties fo:background-color="#ccff99" fo:padding="0.97mm" fo:border="none">
        <style:background-image/>
      </style:table-cell-properties>
    </style:style>
    <style:style style:name="Table1.C30" style:family="table-cell">
      <style:table-cell-properties fo:background-color="#ccff99" fo:padding="0.97mm" fo:border="none">
        <style:background-image/>
      </style:table-cell-properties>
    </style:style>
    <style:style style:name="Table1.D30" style:family="table-cell">
      <style:table-cell-properties fo:background-color="#ccff99" fo:padding="0.97mm" fo:border="none">
        <style:background-image/>
      </style:table-cell-properties>
    </style:style>
    <style:style style:name="Table1.E30" style:family="table-cell">
      <style:table-cell-properties fo:background-color="#ccff99" fo:padding="0.97mm" fo:border="none">
        <style:background-image/>
      </style:table-cell-properties>
    </style:style>
    <style:style style:name="Table1.F30" style:family="table-cell">
      <style:table-cell-properties fo:background-color="#ccff99" fo:padding="0.97mm" fo:border="none">
        <style:background-image/>
      </style:table-cell-properties>
    </style:style>
    <style:style style:name="Table1.G30" style:family="table-cell">
      <style:table-cell-properties fo:background-color="#ccff99" fo:padding="0.97mm" fo:border="none">
        <style:background-image/>
      </style:table-cell-properties>
    </style:style>
    <style:style style:name="Table1.A31" style:family="table-cell">
      <style:table-cell-properties fo:padding="0.97mm" fo:border="none"/>
    </style:style>
    <style:style style:name="Table1.B31" style:family="table-cell">
      <style:table-cell-properties fo:padding="0.97mm" fo:border="none"/>
    </style:style>
    <style:style style:name="Table1.C31" style:family="table-cell">
      <style:table-cell-properties fo:padding="0.97mm" fo:border="none"/>
    </style:style>
    <style:style style:name="Table1.D31" style:family="table-cell">
      <style:table-cell-properties fo:padding="0.97mm" fo:border="none"/>
    </style:style>
    <style:style style:name="Table1.E31" style:family="table-cell">
      <style:table-cell-properties fo:padding="0.97mm" fo:border="none"/>
    </style:style>
    <style:style style:name="Table1.F31" style:family="table-cell">
      <style:table-cell-properties fo:padding="0.97mm" fo:border="none"/>
    </style:style>
    <style:style style:name="Table1.G31" style:family="table-cell">
      <style:table-cell-properties fo:padding="0.97mm" fo:border="none"/>
    </style:style>
    <style:style style:name="Table1.A32" style:family="table-cell">
      <style:table-cell-properties fo:background-color="#ccff99" fo:padding="0.97mm" fo:border="none">
        <style:background-image/>
      </style:table-cell-properties>
    </style:style>
    <style:style style:name="Table1.B32" style:family="table-cell">
      <style:table-cell-properties fo:background-color="#ccff99" fo:padding="0.97mm" fo:border="none">
        <style:background-image/>
      </style:table-cell-properties>
    </style:style>
    <style:style style:name="Table1.C32" style:family="table-cell">
      <style:table-cell-properties fo:background-color="#ccff99" fo:padding="0.97mm" fo:border="none">
        <style:background-image/>
      </style:table-cell-properties>
    </style:style>
    <style:style style:name="Table1.D32" style:family="table-cell">
      <style:table-cell-properties fo:background-color="#ccff99" fo:padding="0.97mm" fo:border="none">
        <style:background-image/>
      </style:table-cell-properties>
    </style:style>
    <style:style style:name="Table1.E32" style:family="table-cell">
      <style:table-cell-properties fo:background-color="#ccff99" fo:padding="0.97mm" fo:border="none">
        <style:background-image/>
      </style:table-cell-properties>
    </style:style>
    <style:style style:name="Table1.F32" style:family="table-cell">
      <style:table-cell-properties fo:background-color="#ccff99" fo:padding="0.97mm" fo:border="none">
        <style:background-image/>
      </style:table-cell-properties>
    </style:style>
    <style:style style:name="Table1.G32" style:family="table-cell">
      <style:table-cell-properties fo:background-color="#ccff99" fo:padding="0.97mm" fo:border="none">
        <style:background-image/>
      </style:table-cell-properties>
    </style:style>
    <style:style style:name="Table1.A33" style:family="table-cell">
      <style:table-cell-properties fo:padding="0.97mm" fo:border="none"/>
    </style:style>
    <style:style style:name="Table1.B33" style:family="table-cell">
      <style:table-cell-properties fo:padding="0.97mm" fo:border="none"/>
    </style:style>
    <style:style style:name="Table1.C33" style:family="table-cell">
      <style:table-cell-properties fo:padding="0.97mm" fo:border="none"/>
    </style:style>
    <style:style style:name="Table1.D33" style:family="table-cell">
      <style:table-cell-properties fo:padding="0.97mm" fo:border="none"/>
    </style:style>
    <style:style style:name="Table1.E33" style:family="table-cell">
      <style:table-cell-properties fo:padding="0.97mm" fo:border="none"/>
    </style:style>
    <style:style style:name="Table1.F33" style:family="table-cell">
      <style:table-cell-properties fo:padding="0.97mm" fo:border="none"/>
    </style:style>
    <style:style style:name="Table1.G33" style:family="table-cell">
      <style:table-cell-properties fo:padding="0.97mm" fo:border="none"/>
    </style:style>
    <style:style style:name="Table1.A34" style:family="table-cell">
      <style:table-cell-properties fo:background-color="#ccff99" fo:padding="0.97mm" fo:border="none">
        <style:background-image/>
      </style:table-cell-properties>
    </style:style>
    <style:style style:name="Table1.B34" style:family="table-cell">
      <style:table-cell-properties fo:background-color="#ccff99" fo:padding="0.97mm" fo:border="none">
        <style:background-image/>
      </style:table-cell-properties>
    </style:style>
    <style:style style:name="Table1.C34" style:family="table-cell">
      <style:table-cell-properties fo:background-color="#ccff99" fo:padding="0.97mm" fo:border="none">
        <style:background-image/>
      </style:table-cell-properties>
    </style:style>
    <style:style style:name="Table1.D34" style:family="table-cell">
      <style:table-cell-properties fo:background-color="#ccff99" fo:padding="0.97mm" fo:border="none">
        <style:background-image/>
      </style:table-cell-properties>
    </style:style>
    <style:style style:name="Table1.E34" style:family="table-cell">
      <style:table-cell-properties fo:background-color="#ccff99" fo:padding="0.97mm" fo:border="none">
        <style:background-image/>
      </style:table-cell-properties>
    </style:style>
    <style:style style:name="Table1.F34" style:family="table-cell">
      <style:table-cell-properties fo:background-color="#ccff99" fo:padding="0.97mm" fo:border="none">
        <style:background-image/>
      </style:table-cell-properties>
    </style:style>
    <style:style style:name="Table1.G34" style:family="table-cell">
      <style:table-cell-properties fo:background-color="#ccff99" fo:padding="0.97mm" fo:border="none">
        <style:background-image/>
      </style:table-cell-properties>
    </style:style>
    <style:style style:name="Table1.A35" style:family="table-cell">
      <style:table-cell-properties fo:padding="0.97mm" fo:border="none"/>
    </style:style>
    <style:style style:name="Table1.B35" style:family="table-cell">
      <style:table-cell-properties fo:padding="0.97mm" fo:border="none"/>
    </style:style>
    <style:style style:name="Table1.C35" style:family="table-cell">
      <style:table-cell-properties fo:padding="0.97mm" fo:border="none"/>
    </style:style>
    <style:style style:name="Table1.D35" style:family="table-cell">
      <style:table-cell-properties fo:padding="0.97mm" fo:border="none"/>
    </style:style>
    <style:style style:name="Table1.E35" style:family="table-cell">
      <style:table-cell-properties fo:padding="0.97mm" fo:border="none"/>
    </style:style>
    <style:style style:name="Table1.F35" style:family="table-cell">
      <style:table-cell-properties fo:padding="0.97mm" fo:border="none"/>
    </style:style>
    <style:style style:name="Table1.G35" style:family="table-cell">
      <style:table-cell-properties fo:padding="0.97mm" fo:border="none"/>
    </style:style>
    <style:style style:name="Table1.A36" style:family="table-cell">
      <style:table-cell-properties fo:background-color="#ccff99" fo:padding="0.97mm" fo:border="none">
        <style:background-image/>
      </style:table-cell-properties>
    </style:style>
    <style:style style:name="Table1.B36" style:family="table-cell">
      <style:table-cell-properties fo:background-color="#ccff99" fo:padding="0.97mm" fo:border="none">
        <style:background-image/>
      </style:table-cell-properties>
    </style:style>
    <style:style style:name="Table1.C36" style:family="table-cell">
      <style:table-cell-properties fo:background-color="#ccff99" fo:padding="0.97mm" fo:border="none">
        <style:background-image/>
      </style:table-cell-properties>
    </style:style>
    <style:style style:name="Table1.D36" style:family="table-cell">
      <style:table-cell-properties fo:background-color="#ccff99" fo:padding="0.97mm" fo:border="none">
        <style:background-image/>
      </style:table-cell-properties>
    </style:style>
    <style:style style:name="Table1.E36" style:family="table-cell">
      <style:table-cell-properties fo:background-color="#ccff99" fo:padding="0.97mm" fo:border="none">
        <style:background-image/>
      </style:table-cell-properties>
    </style:style>
    <style:style style:name="Table1.F36" style:family="table-cell">
      <style:table-cell-properties fo:background-color="#ccff99" fo:padding="0.97mm" fo:border="none">
        <style:background-image/>
      </style:table-cell-properties>
    </style:style>
    <style:style style:name="Table1.G36" style:family="table-cell">
      <style:table-cell-properties fo:background-color="#ccff99" fo:padding="0.97mm" fo:border="none">
        <style:background-image/>
      </style:table-cell-properties>
    </style:style>
    <style:style style:name="Table1.A37" style:family="table-cell">
      <style:table-cell-properties fo:padding="0.97mm" fo:border="none"/>
    </style:style>
    <style:style style:name="Table1.B37" style:family="table-cell">
      <style:table-cell-properties fo:padding="0.97mm" fo:border="none"/>
    </style:style>
    <style:style style:name="Table1.C37" style:family="table-cell">
      <style:table-cell-properties fo:padding="0.97mm" fo:border="none"/>
    </style:style>
    <style:style style:name="Table1.D37" style:family="table-cell">
      <style:table-cell-properties fo:padding="0.97mm" fo:border="none"/>
    </style:style>
    <style:style style:name="Table1.E37" style:family="table-cell">
      <style:table-cell-properties fo:padding="0.97mm" fo:border="none"/>
    </style:style>
    <style:style style:name="Table1.F37" style:family="table-cell">
      <style:table-cell-properties fo:padding="0.97mm" fo:border="none"/>
    </style:style>
    <style:style style:name="Table1.G37" style:family="table-cell">
      <style:table-cell-properties fo:padding="0.97mm" fo:border="none"/>
    </style:style>
    <style:style style:name="Table1.A38" style:family="table-cell">
      <style:table-cell-properties fo:background-color="#ccff99" fo:padding="0.97mm" fo:border="none">
        <style:background-image/>
      </style:table-cell-properties>
    </style:style>
    <style:style style:name="Table1.B38" style:family="table-cell">
      <style:table-cell-properties fo:background-color="#ccff99" fo:padding="0.97mm" fo:border="none">
        <style:background-image/>
      </style:table-cell-properties>
    </style:style>
    <style:style style:name="Table1.C38" style:family="table-cell">
      <style:table-cell-properties fo:background-color="#ccff99" fo:padding="0.97mm" fo:border="none">
        <style:background-image/>
      </style:table-cell-properties>
    </style:style>
    <style:style style:name="Table1.D38" style:family="table-cell">
      <style:table-cell-properties fo:background-color="#ccff99" fo:padding="0.97mm" fo:border="none">
        <style:background-image/>
      </style:table-cell-properties>
    </style:style>
    <style:style style:name="Table1.E38" style:family="table-cell">
      <style:table-cell-properties fo:background-color="#ccff99" fo:padding="0.97mm" fo:border="none">
        <style:background-image/>
      </style:table-cell-properties>
    </style:style>
    <style:style style:name="Table1.F38" style:family="table-cell">
      <style:table-cell-properties fo:background-color="#ccff99" fo:padding="0.97mm" fo:border="none">
        <style:background-image/>
      </style:table-cell-properties>
    </style:style>
    <style:style style:name="Table1.G38" style:family="table-cell">
      <style:table-cell-properties fo:background-color="#ccff99" fo:padding="0.97mm" fo:border="none">
        <style:background-image/>
      </style:table-cell-properties>
    </style:style>
    <style:style style:name="Table1.A39" style:family="table-cell">
      <style:table-cell-properties fo:padding="0.97mm" fo:border="none"/>
    </style:style>
    <style:style style:name="Table1.B39" style:family="table-cell">
      <style:table-cell-properties fo:padding="0.97mm" fo:border="none"/>
    </style:style>
    <style:style style:name="Table1.C39" style:family="table-cell">
      <style:table-cell-properties fo:padding="0.97mm" fo:border="none"/>
    </style:style>
    <style:style style:name="Table1.D39" style:family="table-cell">
      <style:table-cell-properties fo:padding="0.97mm" fo:border="none"/>
    </style:style>
    <style:style style:name="Table1.E39" style:family="table-cell">
      <style:table-cell-properties fo:padding="0.97mm" fo:border="none"/>
    </style:style>
    <style:style style:name="Table1.F39" style:family="table-cell">
      <style:table-cell-properties fo:padding="0.97mm" fo:border="none"/>
    </style:style>
    <style:style style:name="Table1.G39" style:family="table-cell">
      <style:table-cell-properties fo:padding="0.97mm" fo:border="none"/>
    </style:style>
    <style:style style:name="Table1.A40" style:family="table-cell">
      <style:table-cell-properties fo:background-color="#ccff99" fo:padding="0.97mm" fo:border="none">
        <style:background-image/>
      </style:table-cell-properties>
    </style:style>
    <style:style style:name="Table1.B40" style:family="table-cell">
      <style:table-cell-properties fo:background-color="#ccff99" fo:padding="0.97mm" fo:border="none">
        <style:background-image/>
      </style:table-cell-properties>
    </style:style>
    <style:style style:name="Table1.C40" style:family="table-cell">
      <style:table-cell-properties fo:background-color="#ccff99" fo:padding="0.97mm" fo:border="none">
        <style:background-image/>
      </style:table-cell-properties>
    </style:style>
    <style:style style:name="Table1.D40" style:family="table-cell">
      <style:table-cell-properties fo:background-color="#ccff99" fo:padding="0.97mm" fo:border="none">
        <style:background-image/>
      </style:table-cell-properties>
    </style:style>
    <style:style style:name="Table1.E40" style:family="table-cell">
      <style:table-cell-properties fo:background-color="#ccff99" fo:padding="0.97mm" fo:border="none">
        <style:background-image/>
      </style:table-cell-properties>
    </style:style>
    <style:style style:name="Table1.F40" style:family="table-cell">
      <style:table-cell-properties fo:background-color="#ccff99" fo:padding="0.97mm" fo:border="none">
        <style:background-image/>
      </style:table-cell-properties>
    </style:style>
    <style:style style:name="Table1.G40" style:family="table-cell">
      <style:table-cell-properties fo:background-color="#ccff99" fo:padding="0.97mm" fo:border="none">
        <style:background-image/>
      </style:table-cell-properties>
    </style:style>
    <style:style style:name="Table1.A41" style:family="table-cell">
      <style:table-cell-properties fo:padding="0.97mm" fo:border="none"/>
    </style:style>
    <style:style style:name="Table1.B41" style:family="table-cell">
      <style:table-cell-properties fo:padding="0.97mm" fo:border="none"/>
    </style:style>
    <style:style style:name="Table1.C41" style:family="table-cell">
      <style:table-cell-properties fo:padding="0.97mm" fo:border="none"/>
    </style:style>
    <style:style style:name="Table1.D41" style:family="table-cell">
      <style:table-cell-properties fo:padding="0.97mm" fo:border="none"/>
    </style:style>
    <style:style style:name="Table1.E41" style:family="table-cell">
      <style:table-cell-properties fo:padding="0.97mm" fo:border="none"/>
    </style:style>
    <style:style style:name="Table1.F41" style:family="table-cell">
      <style:table-cell-properties fo:padding="0.97mm" fo:border="none"/>
    </style:style>
    <style:style style:name="Table1.G41" style:family="table-cell">
      <style:table-cell-properties fo:padding="0.97mm" fo:border="none"/>
    </style:style>
    <style:style style:name="Table1.A42" style:family="table-cell">
      <style:table-cell-properties fo:background-color="#ccff99" fo:padding="0.97mm" fo:border="none">
        <style:background-image/>
      </style:table-cell-properties>
    </style:style>
    <style:style style:name="Table1.B42" style:family="table-cell">
      <style:table-cell-properties fo:background-color="#ccff99" fo:padding="0.97mm" fo:border="none">
        <style:background-image/>
      </style:table-cell-properties>
    </style:style>
    <style:style style:name="Table1.C42" style:family="table-cell">
      <style:table-cell-properties fo:background-color="#ccff99" fo:padding="0.97mm" fo:border="none">
        <style:background-image/>
      </style:table-cell-properties>
    </style:style>
    <style:style style:name="Table1.D42" style:family="table-cell">
      <style:table-cell-properties fo:background-color="#ccff99" fo:padding="0.97mm" fo:border="none">
        <style:background-image/>
      </style:table-cell-properties>
    </style:style>
    <style:style style:name="Table1.E42" style:family="table-cell">
      <style:table-cell-properties fo:background-color="#ccff99" fo:padding="0.97mm" fo:border="none">
        <style:background-image/>
      </style:table-cell-properties>
    </style:style>
    <style:style style:name="Table1.F42" style:family="table-cell">
      <style:table-cell-properties fo:background-color="#ccff99" fo:padding="0.97mm" fo:border="none">
        <style:background-image/>
      </style:table-cell-properties>
    </style:style>
    <style:style style:name="Table1.G42" style:family="table-cell">
      <style:table-cell-properties fo:background-color="#ccff99" fo:padding="0.97mm" fo:border="none">
        <style:background-image/>
      </style:table-cell-properties>
    </style:style>
    <style:style style:name="Table1.A43" style:family="table-cell">
      <style:table-cell-properties fo:padding="0.97mm" fo:border="none"/>
    </style:style>
    <style:style style:name="Table1.B43" style:family="table-cell">
      <style:table-cell-properties fo:padding="0.97mm" fo:border="none"/>
    </style:style>
    <style:style style:name="Table1.C43" style:family="table-cell">
      <style:table-cell-properties fo:padding="0.97mm" fo:border="none"/>
    </style:style>
    <style:style style:name="Table1.D43" style:family="table-cell">
      <style:table-cell-properties fo:padding="0.97mm" fo:border="none"/>
    </style:style>
    <style:style style:name="Table1.E43" style:family="table-cell">
      <style:table-cell-properties fo:padding="0.97mm" fo:border="none"/>
    </style:style>
    <style:style style:name="Table1.F43" style:family="table-cell">
      <style:table-cell-properties fo:padding="0.97mm" fo:border="none"/>
    </style:style>
    <style:style style:name="Table1.G43" style:family="table-cell">
      <style:table-cell-properties fo:padding="0.97mm" fo:border="none"/>
    </style:style>
    <style:style style:name="Table1.A44" style:family="table-cell">
      <style:table-cell-properties fo:background-color="#ccff99" fo:padding="0.97mm" fo:border="none">
        <style:background-image/>
      </style:table-cell-properties>
    </style:style>
    <style:style style:name="Table1.B44" style:family="table-cell">
      <style:table-cell-properties fo:background-color="#ccff99" fo:padding="0.97mm" fo:border="none">
        <style:background-image/>
      </style:table-cell-properties>
    </style:style>
    <style:style style:name="Table1.C44" style:family="table-cell">
      <style:table-cell-properties fo:background-color="#ccff99" fo:padding="0.97mm" fo:border="none">
        <style:background-image/>
      </style:table-cell-properties>
    </style:style>
    <style:style style:name="Table1.D44" style:family="table-cell">
      <style:table-cell-properties fo:background-color="#ccff99" fo:padding="0.97mm" fo:border="none">
        <style:background-image/>
      </style:table-cell-properties>
    </style:style>
    <style:style style:name="Table1.E44" style:family="table-cell">
      <style:table-cell-properties fo:background-color="#ccff99" fo:padding="0.97mm" fo:border="none">
        <style:background-image/>
      </style:table-cell-properties>
    </style:style>
    <style:style style:name="Table1.F44" style:family="table-cell">
      <style:table-cell-properties fo:background-color="#ccff99" fo:padding="0.97mm" fo:border="none">
        <style:background-image/>
      </style:table-cell-properties>
    </style:style>
    <style:style style:name="Table1.G44" style:family="table-cell">
      <style:table-cell-properties fo:background-color="#ccff99" fo:padding="0.97mm" fo:border="none">
        <style:background-image/>
      </style:table-cell-properties>
    </style:style>
    <style:style style:name="Table1.A45" style:family="table-cell">
      <style:table-cell-properties fo:padding="0.97mm" fo:border="none"/>
    </style:style>
    <style:style style:name="Table1.B45" style:family="table-cell">
      <style:table-cell-properties fo:padding="0.97mm" fo:border="none"/>
    </style:style>
    <style:style style:name="Table1.C45" style:family="table-cell">
      <style:table-cell-properties fo:padding="0.97mm" fo:border="none"/>
    </style:style>
    <style:style style:name="Table1.D45" style:family="table-cell">
      <style:table-cell-properties fo:padding="0.97mm" fo:border="none"/>
    </style:style>
    <style:style style:name="Table1.E45" style:family="table-cell">
      <style:table-cell-properties fo:padding="0.97mm" fo:border="none"/>
    </style:style>
    <style:style style:name="Table1.F45" style:family="table-cell">
      <style:table-cell-properties fo:padding="0.97mm" fo:border="none"/>
    </style:style>
    <style:style style:name="Table1.G45" style:family="table-cell">
      <style:table-cell-properties fo:padding="0.97mm" fo:border="none"/>
    </style:style>
    <style:style style:name="Table1.A46" style:family="table-cell">
      <style:table-cell-properties fo:background-color="#ccff99" fo:padding="0.97mm" fo:border="none">
        <style:background-image/>
      </style:table-cell-properties>
    </style:style>
    <style:style style:name="Table1.B46" style:family="table-cell">
      <style:table-cell-properties fo:background-color="#ccff99" fo:padding="0.97mm" fo:border="none">
        <style:background-image/>
      </style:table-cell-properties>
    </style:style>
    <style:style style:name="Table1.C46" style:family="table-cell">
      <style:table-cell-properties fo:background-color="#ccff99" fo:padding="0.97mm" fo:border="none">
        <style:background-image/>
      </style:table-cell-properties>
    </style:style>
    <style:style style:name="Table1.D46" style:family="table-cell">
      <style:table-cell-properties fo:background-color="#ccff99" fo:padding="0.97mm" fo:border="none">
        <style:background-image/>
      </style:table-cell-properties>
    </style:style>
    <style:style style:name="Table1.E46" style:family="table-cell">
      <style:table-cell-properties fo:background-color="#ccff99" fo:padding="0.97mm" fo:border="none">
        <style:background-image/>
      </style:table-cell-properties>
    </style:style>
    <style:style style:name="Table1.F46" style:family="table-cell">
      <style:table-cell-properties fo:background-color="#ccff99" fo:padding="0.97mm" fo:border="none">
        <style:background-image/>
      </style:table-cell-properties>
    </style:style>
    <style:style style:name="Table1.G46" style:family="table-cell">
      <style:table-cell-properties fo:background-color="#ccff99" fo:padding="0.97mm" fo:border="none">
        <style:background-image/>
      </style:table-cell-properties>
    </style:style>
    <style:style style:name="Table1.A47" style:family="table-cell">
      <style:table-cell-properties fo:padding="0.97mm" fo:border="none"/>
    </style:style>
    <style:style style:name="Table1.B47" style:family="table-cell">
      <style:table-cell-properties fo:padding="0.97mm" fo:border="none"/>
    </style:style>
    <style:style style:name="Table1.C47" style:family="table-cell">
      <style:table-cell-properties fo:padding="0.97mm" fo:border="none"/>
    </style:style>
    <style:style style:name="Table1.D47" style:family="table-cell">
      <style:table-cell-properties fo:padding="0.97mm" fo:border="none"/>
    </style:style>
    <style:style style:name="Table1.E47" style:family="table-cell">
      <style:table-cell-properties fo:padding="0.97mm" fo:border="none"/>
    </style:style>
    <style:style style:name="Table1.F47" style:family="table-cell">
      <style:table-cell-properties fo:padding="0.97mm" fo:border="none"/>
    </style:style>
    <style:style style:name="Table1.G47" style:family="table-cell">
      <style:table-cell-properties fo:padding="0.97mm" fo:border="none"/>
    </style:style>
    <style:style style:name="Table1.A48" style:family="table-cell">
      <style:table-cell-properties fo:background-color="#ccff99" fo:padding="0.97mm" fo:border="none">
        <style:background-image/>
      </style:table-cell-properties>
    </style:style>
    <style:style style:name="Table1.B48" style:family="table-cell">
      <style:table-cell-properties fo:background-color="#ccff99" fo:padding="0.97mm" fo:border="none">
        <style:background-image/>
      </style:table-cell-properties>
    </style:style>
    <style:style style:name="Table1.C48" style:family="table-cell">
      <style:table-cell-properties fo:background-color="#ccff99" fo:padding="0.97mm" fo:border="none">
        <style:background-image/>
      </style:table-cell-properties>
    </style:style>
    <style:style style:name="Table1.D48" style:family="table-cell">
      <style:table-cell-properties fo:background-color="#ccff99" fo:padding="0.97mm" fo:border="none">
        <style:background-image/>
      </style:table-cell-properties>
    </style:style>
    <style:style style:name="Table1.E48" style:family="table-cell">
      <style:table-cell-properties fo:background-color="#ccff99" fo:padding="0.97mm" fo:border="none">
        <style:background-image/>
      </style:table-cell-properties>
    </style:style>
    <style:style style:name="Table1.F48" style:family="table-cell">
      <style:table-cell-properties fo:background-color="#ccff99" fo:padding="0.97mm" fo:border="none">
        <style:background-image/>
      </style:table-cell-properties>
    </style:style>
    <style:style style:name="Table1.G48" style:family="table-cell">
      <style:table-cell-properties fo:background-color="#ccff99" fo:padding="0.97mm" fo:border="none">
        <style:background-image/>
      </style:table-cell-properties>
    </style:style>
    <style:style style:name="Table1.A49" style:family="table-cell">
      <style:table-cell-properties fo:padding="0.97mm" fo:border="none"/>
    </style:style>
    <style:style style:name="Table1.B49" style:family="table-cell">
      <style:table-cell-properties fo:padding="0.97mm" fo:border="none"/>
    </style:style>
    <style:style style:name="Table1.C49" style:family="table-cell">
      <style:table-cell-properties fo:padding="0.97mm" fo:border="none"/>
    </style:style>
    <style:style style:name="Table1.D49" style:family="table-cell">
      <style:table-cell-properties fo:padding="0.97mm" fo:border="none"/>
    </style:style>
    <style:style style:name="Table1.E49" style:family="table-cell">
      <style:table-cell-properties fo:padding="0.97mm" fo:border="none"/>
    </style:style>
    <style:style style:name="Table1.F49" style:family="table-cell">
      <style:table-cell-properties fo:padding="0.97mm" fo:border="none"/>
    </style:style>
    <style:style style:name="Table1.G49" style:family="table-cell">
      <style:table-cell-properties fo:padding="0.97mm" fo:border="none"/>
    </style:style>
    <style:style style:name="Table1.A50" style:family="table-cell">
      <style:table-cell-properties fo:background-color="#ccff99" fo:padding="0.97mm" fo:border="none">
        <style:background-image/>
      </style:table-cell-properties>
    </style:style>
    <style:style style:name="Table1.B50" style:family="table-cell">
      <style:table-cell-properties fo:background-color="#ccff99" fo:padding="0.97mm" fo:border="none">
        <style:background-image/>
      </style:table-cell-properties>
    </style:style>
    <style:style style:name="Table1.C50" style:family="table-cell">
      <style:table-cell-properties fo:background-color="#ccff99" fo:padding="0.97mm" fo:border="none">
        <style:background-image/>
      </style:table-cell-properties>
    </style:style>
    <style:style style:name="Table1.D50" style:family="table-cell">
      <style:table-cell-properties fo:background-color="#ccff99" fo:padding="0.97mm" fo:border="none">
        <style:background-image/>
      </style:table-cell-properties>
    </style:style>
    <style:style style:name="Table1.E50" style:family="table-cell">
      <style:table-cell-properties fo:background-color="#ccff99" fo:padding="0.97mm" fo:border="none">
        <style:background-image/>
      </style:table-cell-properties>
    </style:style>
    <style:style style:name="Table1.F50" style:family="table-cell">
      <style:table-cell-properties fo:background-color="#ccff99" fo:padding="0.97mm" fo:border="none">
        <style:background-image/>
      </style:table-cell-properties>
    </style:style>
    <style:style style:name="Table1.G50" style:family="table-cell">
      <style:table-cell-properties fo:background-color="#ccff99" fo:padding="0.97mm" fo:border="none">
        <style:background-image/>
      </style:table-cell-properties>
    </style:style>
    <style:style style:name="Table1.A51" style:family="table-cell">
      <style:table-cell-properties fo:padding="0.97mm" fo:border="none"/>
    </style:style>
    <style:style style:name="Table1.B51" style:family="table-cell">
      <style:table-cell-properties fo:padding="0.97mm" fo:border="none"/>
    </style:style>
    <style:style style:name="Table1.C51" style:family="table-cell">
      <style:table-cell-properties fo:padding="0.97mm" fo:border="none"/>
    </style:style>
    <style:style style:name="Table1.D51" style:family="table-cell">
      <style:table-cell-properties fo:padding="0.97mm" fo:border="none"/>
    </style:style>
    <style:style style:name="Table1.E51" style:family="table-cell">
      <style:table-cell-properties fo:padding="0.97mm" fo:border="none"/>
    </style:style>
    <style:style style:name="Table1.F51" style:family="table-cell">
      <style:table-cell-properties fo:padding="0.97mm" fo:border="none"/>
    </style:style>
    <style:style style:name="Table1.G51" style:family="table-cell">
      <style:table-cell-properties fo:padding="0.97mm" fo:border="none"/>
    </style:style>
    <style:style style:name="Table1.A52" style:family="table-cell">
      <style:table-cell-properties fo:background-color="#ccff99" fo:padding="0.97mm" fo:border="none">
        <style:background-image/>
      </style:table-cell-properties>
    </style:style>
    <style:style style:name="Table1.B52" style:family="table-cell">
      <style:table-cell-properties fo:background-color="#ccff99" fo:padding="0.97mm" fo:border="none">
        <style:background-image/>
      </style:table-cell-properties>
    </style:style>
    <style:style style:name="Table1.C52" style:family="table-cell">
      <style:table-cell-properties fo:background-color="#ccff99" fo:padding="0.97mm" fo:border="none">
        <style:background-image/>
      </style:table-cell-properties>
    </style:style>
    <style:style style:name="Table1.D52" style:family="table-cell">
      <style:table-cell-properties fo:background-color="#ccff99" fo:padding="0.97mm" fo:border="none">
        <style:background-image/>
      </style:table-cell-properties>
    </style:style>
    <style:style style:name="Table1.E52" style:family="table-cell">
      <style:table-cell-properties fo:background-color="#ccff99" fo:padding="0.97mm" fo:border="none">
        <style:background-image/>
      </style:table-cell-properties>
    </style:style>
    <style:style style:name="Table1.F52" style:family="table-cell">
      <style:table-cell-properties fo:background-color="#ccff99" fo:padding="0.97mm" fo:border="none">
        <style:background-image/>
      </style:table-cell-properties>
    </style:style>
    <style:style style:name="Table1.G52" style:family="table-cell">
      <style:table-cell-properties fo:background-color="#ccff99" fo:padding="0.97mm" fo:border="none">
        <style:background-image/>
      </style:table-cell-properties>
    </style:style>
    <style:style style:name="Table1.A53" style:family="table-cell">
      <style:table-cell-properties fo:padding="0.97mm" fo:border="none"/>
    </style:style>
    <style:style style:name="Table1.B53" style:family="table-cell">
      <style:table-cell-properties fo:padding="0.97mm" fo:border="none"/>
    </style:style>
    <style:style style:name="Table1.C53" style:family="table-cell">
      <style:table-cell-properties fo:padding="0.97mm" fo:border="none"/>
    </style:style>
    <style:style style:name="Table1.D53" style:family="table-cell">
      <style:table-cell-properties fo:padding="0.97mm" fo:border="none"/>
    </style:style>
    <style:style style:name="Table1.E53" style:family="table-cell">
      <style:table-cell-properties fo:padding="0.97mm" fo:border="none"/>
    </style:style>
    <style:style style:name="Table1.F53" style:family="table-cell">
      <style:table-cell-properties fo:padding="0.97mm" fo:border="none"/>
    </style:style>
    <style:style style:name="Table1.G53" style:family="table-cell">
      <style:table-cell-properties fo:padding="0.97mm" fo:border="none"/>
    </style:style>
    <style:style style:name="Table1.A54" style:family="table-cell">
      <style:table-cell-properties fo:background-color="#ccff99" fo:padding="0.97mm" fo:border="none">
        <style:background-image/>
      </style:table-cell-properties>
    </style:style>
    <style:style style:name="Table1.B54" style:family="table-cell">
      <style:table-cell-properties fo:background-color="#ccff99" fo:padding="0.97mm" fo:border="none">
        <style:background-image/>
      </style:table-cell-properties>
    </style:style>
    <style:style style:name="Table1.C54" style:family="table-cell">
      <style:table-cell-properties fo:background-color="#ccff99" fo:padding="0.97mm" fo:border="none">
        <style:background-image/>
      </style:table-cell-properties>
    </style:style>
    <style:style style:name="Table1.D54" style:family="table-cell">
      <style:table-cell-properties fo:background-color="#ccff99" fo:padding="0.97mm" fo:border="none">
        <style:background-image/>
      </style:table-cell-properties>
    </style:style>
    <style:style style:name="Table1.E54" style:family="table-cell">
      <style:table-cell-properties fo:background-color="#ccff99" fo:padding="0.97mm" fo:border="none">
        <style:background-image/>
      </style:table-cell-properties>
    </style:style>
    <style:style style:name="Table1.F54" style:family="table-cell">
      <style:table-cell-properties fo:background-color="#ccff99" fo:padding="0.97mm" fo:border="none">
        <style:background-image/>
      </style:table-cell-properties>
    </style:style>
    <style:style style:name="Table1.G54" style:family="table-cell">
      <style:table-cell-properties fo:background-color="#ccff99" fo:padding="0.97mm" fo:border="none">
        <style:background-image/>
      </style:table-cell-properties>
    </style:style>
    <style:style style:name="Table1.A55" style:family="table-cell">
      <style:table-cell-properties fo:padding="0.97mm" fo:border="none"/>
    </style:style>
    <style:style style:name="Table1.B55" style:family="table-cell">
      <style:table-cell-properties fo:padding="0.97mm" fo:border="none"/>
    </style:style>
    <style:style style:name="Table1.C55" style:family="table-cell">
      <style:table-cell-properties fo:padding="0.97mm" fo:border="none"/>
    </style:style>
    <style:style style:name="Table1.D55" style:family="table-cell">
      <style:table-cell-properties fo:padding="0.97mm" fo:border="none"/>
    </style:style>
    <style:style style:name="Table1.E55" style:family="table-cell">
      <style:table-cell-properties fo:padding="0.97mm" fo:border="none"/>
    </style:style>
    <style:style style:name="Table1.F55" style:family="table-cell">
      <style:table-cell-properties fo:padding="0.97mm" fo:border="none"/>
    </style:style>
    <style:style style:name="Table1.G55" style:family="table-cell">
      <style:table-cell-properties fo:padding="0.97mm" fo:border="none"/>
    </style:style>
    <style:style style:name="Table1.A56" style:family="table-cell">
      <style:table-cell-properties fo:background-color="#ccff99" fo:padding="0.97mm" fo:border="none">
        <style:background-image/>
      </style:table-cell-properties>
    </style:style>
    <style:style style:name="Table1.B56" style:family="table-cell">
      <style:table-cell-properties fo:background-color="#ccff99" fo:padding="0.97mm" fo:border="none">
        <style:background-image/>
      </style:table-cell-properties>
    </style:style>
    <style:style style:name="Table1.C56" style:family="table-cell">
      <style:table-cell-properties fo:background-color="#ccff99" fo:padding="0.97mm" fo:border="none">
        <style:background-image/>
      </style:table-cell-properties>
    </style:style>
    <style:style style:name="Table1.D56" style:family="table-cell">
      <style:table-cell-properties fo:background-color="#ccff99" fo:padding="0.97mm" fo:border="none">
        <style:background-image/>
      </style:table-cell-properties>
    </style:style>
    <style:style style:name="Table1.E56" style:family="table-cell">
      <style:table-cell-properties fo:background-color="#ccff99" fo:padding="0.97mm" fo:border="none">
        <style:background-image/>
      </style:table-cell-properties>
    </style:style>
    <style:style style:name="Table1.F56" style:family="table-cell">
      <style:table-cell-properties fo:background-color="#ccff99" fo:padding="0.97mm" fo:border="none">
        <style:background-image/>
      </style:table-cell-properties>
    </style:style>
    <style:style style:name="Table1.G56" style:family="table-cell">
      <style:table-cell-properties fo:background-color="#ccff99" fo:padding="0.97mm" fo:border="none">
        <style:background-image/>
      </style:table-cell-properties>
    </style:style>
    <style:style style:name="Table1.A57" style:family="table-cell">
      <style:table-cell-properties fo:padding="0.97mm" fo:border="none"/>
    </style:style>
    <style:style style:name="Table1.B57" style:family="table-cell">
      <style:table-cell-properties fo:padding="0.97mm" fo:border="none"/>
    </style:style>
    <style:style style:name="Table1.C57" style:family="table-cell">
      <style:table-cell-properties fo:padding="0.97mm" fo:border="none"/>
    </style:style>
    <style:style style:name="Table1.D57" style:family="table-cell">
      <style:table-cell-properties fo:padding="0.97mm" fo:border="none"/>
    </style:style>
    <style:style style:name="Table1.E57" style:family="table-cell">
      <style:table-cell-properties fo:padding="0.97mm" fo:border="none"/>
    </style:style>
    <style:style style:name="Table1.F57" style:family="table-cell">
      <style:table-cell-properties fo:padding="0.97mm" fo:border="none"/>
    </style:style>
    <style:style style:name="Table1.G57" style:family="table-cell">
      <style:table-cell-properties fo:padding="0.97mm" fo:border="none"/>
    </style:style>
    <style:style style:name="Table1.A58" style:family="table-cell">
      <style:table-cell-properties fo:background-color="#ccff99" fo:padding="0.97mm" fo:border="none">
        <style:background-image/>
      </style:table-cell-properties>
    </style:style>
    <style:style style:name="Table1.B58" style:family="table-cell">
      <style:table-cell-properties fo:background-color="#ccff99" fo:padding="0.97mm" fo:border="none">
        <style:background-image/>
      </style:table-cell-properties>
    </style:style>
    <style:style style:name="Table1.C58" style:family="table-cell">
      <style:table-cell-properties fo:background-color="#ccff99" fo:padding="0.97mm" fo:border="none">
        <style:background-image/>
      </style:table-cell-properties>
    </style:style>
    <style:style style:name="Table1.D58" style:family="table-cell">
      <style:table-cell-properties fo:background-color="#ccff99" fo:padding="0.97mm" fo:border="none">
        <style:background-image/>
      </style:table-cell-properties>
    </style:style>
    <style:style style:name="Table1.E58" style:family="table-cell">
      <style:table-cell-properties fo:background-color="#ccff99" fo:padding="0.97mm" fo:border="none">
        <style:background-image/>
      </style:table-cell-properties>
    </style:style>
    <style:style style:name="Table1.F58" style:family="table-cell">
      <style:table-cell-properties fo:background-color="#ccff99" fo:padding="0.97mm" fo:border="none">
        <style:background-image/>
      </style:table-cell-properties>
    </style:style>
    <style:style style:name="Table1.G58" style:family="table-cell">
      <style:table-cell-properties fo:background-color="#ccff99" fo:padding="0.97mm" fo:border="none">
        <style:background-image/>
      </style:table-cell-properties>
    </style:style>
    <style:style style:name="Table1.A59" style:family="table-cell">
      <style:table-cell-properties fo:padding="0.97mm" fo:border="none"/>
    </style:style>
    <style:style style:name="Table1.B59" style:family="table-cell">
      <style:table-cell-properties fo:padding="0.97mm" fo:border="none"/>
    </style:style>
    <style:style style:name="Table1.C59" style:family="table-cell">
      <style:table-cell-properties fo:padding="0.97mm" fo:border="none"/>
    </style:style>
    <style:style style:name="Table1.D59" style:family="table-cell">
      <style:table-cell-properties fo:padding="0.97mm" fo:border="none"/>
    </style:style>
    <style:style style:name="Table1.E59" style:family="table-cell">
      <style:table-cell-properties fo:padding="0.97mm" fo:border="none"/>
    </style:style>
    <style:style style:name="Table1.F59" style:family="table-cell">
      <style:table-cell-properties fo:padding="0.97mm" fo:border="none"/>
    </style:style>
    <style:style style:name="Table1.G59" style:family="table-cell">
      <style:table-cell-properties fo:padding="0.97mm" fo:border="none"/>
    </style:style>
    <style:style style:name="Table1.A60" style:family="table-cell">
      <style:table-cell-properties fo:background-color="#ccff99" fo:padding="0.97mm" fo:border="none">
        <style:background-image/>
      </style:table-cell-properties>
    </style:style>
    <style:style style:name="Table1.B60" style:family="table-cell">
      <style:table-cell-properties fo:background-color="#ccff99" fo:padding="0.97mm" fo:border="none">
        <style:background-image/>
      </style:table-cell-properties>
    </style:style>
    <style:style style:name="Table1.C60" style:family="table-cell">
      <style:table-cell-properties fo:background-color="#ccff99" fo:padding="0.97mm" fo:border="none">
        <style:background-image/>
      </style:table-cell-properties>
    </style:style>
    <style:style style:name="Table1.D60" style:family="table-cell">
      <style:table-cell-properties fo:background-color="#ccff99" fo:padding="0.97mm" fo:border="none">
        <style:background-image/>
      </style:table-cell-properties>
    </style:style>
    <style:style style:name="Table1.E60" style:family="table-cell">
      <style:table-cell-properties fo:background-color="#ccff99" fo:padding="0.97mm" fo:border="none">
        <style:background-image/>
      </style:table-cell-properties>
    </style:style>
    <style:style style:name="Table1.F60" style:family="table-cell">
      <style:table-cell-properties fo:background-color="#ccff99" fo:padding="0.97mm" fo:border="none">
        <style:background-image/>
      </style:table-cell-properties>
    </style:style>
    <style:style style:name="Table1.G60" style:family="table-cell">
      <style:table-cell-properties fo:background-color="#ccff99" fo:padding="0.97mm" fo:border="none">
        <style:background-image/>
      </style:table-cell-properties>
    </style:style>
    <style:style style:name="Table1.A61" style:family="table-cell">
      <style:table-cell-properties fo:padding="0.97mm" fo:border="none"/>
    </style:style>
    <style:style style:name="Table1.B61" style:family="table-cell">
      <style:table-cell-properties fo:padding="0.97mm" fo:border="none"/>
    </style:style>
    <style:style style:name="Table1.C61" style:family="table-cell">
      <style:table-cell-properties fo:padding="0.97mm" fo:border="none"/>
    </style:style>
    <style:style style:name="Table1.D61" style:family="table-cell">
      <style:table-cell-properties fo:padding="0.97mm" fo:border="none"/>
    </style:style>
    <style:style style:name="Table1.E61" style:family="table-cell">
      <style:table-cell-properties fo:padding="0.97mm" fo:border="none"/>
    </style:style>
    <style:style style:name="Table1.F61" style:family="table-cell">
      <style:table-cell-properties fo:padding="0.97mm" fo:border="none"/>
    </style:style>
    <style:style style:name="Table1.G61" style:family="table-cell">
      <style:table-cell-properties fo:padding="0.97mm" fo:border="none"/>
    </style:style>
    <style:style style:name="Table1.A62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Table1.A63" style:family="table-cell">
      <style:table-cell-properties fo:padding="0.97mm" fo:border="none"/>
    </style:style>
    <style:style style:name="Table1.B63" style:family="table-cell">
      <style:table-cell-properties fo:padding="0.97mm" fo:border="none"/>
    </style:style>
    <style:style style:name="Table1.C63" style:family="table-cell">
      <style:table-cell-properties fo:padding="0.97mm" fo:border="none"/>
    </style:style>
    <style:style style:name="Table1.D63" style:family="table-cell">
      <style:table-cell-properties fo:padding="0.97mm" fo:border="none"/>
    </style:style>
    <style:style style:name="Table1.E63" style:family="table-cell">
      <style:table-cell-properties fo:padding="0.97mm" fo:border="none"/>
    </style:style>
    <style:style style:name="Table1.F63" style:family="table-cell">
      <style:table-cell-properties fo:padding="0.97mm" fo:border="none"/>
    </style:style>
    <style:style style:name="Table1.G63" style:family="table-cell">
      <style:table-cell-properties fo:padding="0.97mm" fo:border="none"/>
    </style:style>
    <style:style style:name="Table1.A65" style:family="table-cell">
      <style:table-cell-properties fo:padding="0.97mm" fo:border="none"/>
    </style:style>
    <style:style style:name="Table1.B65" style:family="table-cell">
      <style:table-cell-properties fo:padding="0.97mm" fo:border="none"/>
    </style:style>
    <style:style style:name="Table1.C65" style:family="table-cell">
      <style:table-cell-properties fo:padding="0.97mm" fo:border="none"/>
    </style:style>
    <style:style style:name="Table1.D65" style:family="table-cell">
      <style:table-cell-properties fo:padding="0.97mm" fo:border="none"/>
    </style:style>
    <style:style style:name="Table1.E65" style:family="table-cell">
      <style:table-cell-properties fo:padding="0.97mm" fo:border="none"/>
    </style:style>
    <style:style style:name="Table1.F65" style:family="table-cell">
      <style:table-cell-properties fo:padding="0.97mm" fo:border="none"/>
    </style:style>
    <style:style style:name="Table1.G65" style:family="table-cell">
      <style:table-cell-properties fo:padding="0.97mm" fo:border="none"/>
    </style:style>
    <style:style style:name="Table1.A67" style:family="table-cell">
      <style:table-cell-properties fo:padding="0.97mm" fo:border="none"/>
    </style:style>
    <style:style style:name="Table1.B67" style:family="table-cell">
      <style:table-cell-properties fo:padding="0.97mm" fo:border="none"/>
    </style:style>
    <style:style style:name="Table1.C67" style:family="table-cell">
      <style:table-cell-properties fo:padding="0.97mm" fo:border="none"/>
    </style:style>
    <style:style style:name="Table1.D67" style:family="table-cell">
      <style:table-cell-properties fo:padding="0.97mm" fo:border="none"/>
    </style:style>
    <style:style style:name="Table1.E67" style:family="table-cell">
      <style:table-cell-properties fo:padding="0.97mm" fo:border="none"/>
    </style:style>
    <style:style style:name="Table1.F67" style:family="table-cell">
      <style:table-cell-properties fo:padding="0.97mm" fo:border="none"/>
    </style:style>
    <style:style style:name="Table1.G67" style:family="table-cell">
      <style:table-cell-properties fo:padding="0.97mm" fo:border="none"/>
    </style:style>
    <style:style style:name="Table1.A69" style:family="table-cell">
      <style:table-cell-properties fo:padding="0.97mm" fo:border="none"/>
    </style:style>
    <style:style style:name="Table1.B69" style:family="table-cell">
      <style:table-cell-properties fo:padding="0.97mm" fo:border="none"/>
    </style:style>
    <style:style style:name="Table1.C69" style:family="table-cell">
      <style:table-cell-properties fo:padding="0.97mm" fo:border="none"/>
    </style:style>
    <style:style style:name="Table1.D69" style:family="table-cell">
      <style:table-cell-properties fo:padding="0.97mm" fo:border="none"/>
    </style:style>
    <style:style style:name="Table1.E69" style:family="table-cell">
      <style:table-cell-properties fo:padding="0.97mm" fo:border="none"/>
    </style:style>
    <style:style style:name="Table1.F69" style:family="table-cell">
      <style:table-cell-properties fo:padding="0.97mm" fo:border="none"/>
    </style:style>
    <style:style style:name="Table1.G69" style:family="table-cell">
      <style:table-cell-properties fo:padding="0.97mm" fo:border="none"/>
    </style:style>
    <style:style style:name="Table1.A70" style:family="table-cell">
      <style:table-cell-properties fo:background-color="#ccff99" fo:padding="0.97mm" fo:border="none">
        <style:background-image/>
      </style:table-cell-properties>
    </style:style>
    <style:style style:name="Table1.B70" style:family="table-cell">
      <style:table-cell-properties fo:background-color="#ccff99" fo:padding="0.97mm" fo:border="none">
        <style:background-image/>
      </style:table-cell-properties>
    </style:style>
    <style:style style:name="Table1.C70" style:family="table-cell">
      <style:table-cell-properties fo:background-color="#ccff99" fo:padding="0.97mm" fo:border="none">
        <style:background-image/>
      </style:table-cell-properties>
    </style:style>
    <style:style style:name="Table1.D70" style:family="table-cell">
      <style:table-cell-properties fo:background-color="#ccff99" fo:padding="0.97mm" fo:border="none">
        <style:background-image/>
      </style:table-cell-properties>
    </style:style>
    <style:style style:name="Table1.E70" style:family="table-cell">
      <style:table-cell-properties fo:background-color="#ccff99" fo:padding="0.97mm" fo:border="none">
        <style:background-image/>
      </style:table-cell-properties>
    </style:style>
    <style:style style:name="Table1.F70" style:family="table-cell">
      <style:table-cell-properties fo:background-color="#ccff99" fo:padding="0.97mm" fo:border="none">
        <style:background-image/>
      </style:table-cell-properties>
    </style:style>
    <style:style style:name="Table1.G70" style:family="table-cell">
      <style:table-cell-properties fo:background-color="#ccff99" fo:padding="0.97mm" fo:border="none">
        <style:background-image/>
      </style:table-cell-properties>
    </style:style>
    <style:style style:name="Table1.A71" style:family="table-cell">
      <style:table-cell-properties fo:padding="0.97mm" fo:border="none"/>
    </style:style>
    <style:style style:name="Table1.B71" style:family="table-cell">
      <style:table-cell-properties fo:padding="0.97mm" fo:border="none"/>
    </style:style>
    <style:style style:name="Table1.C71" style:family="table-cell">
      <style:table-cell-properties fo:padding="0.97mm" fo:border="none"/>
    </style:style>
    <style:style style:name="Table1.D71" style:family="table-cell">
      <style:table-cell-properties fo:padding="0.97mm" fo:border="none"/>
    </style:style>
    <style:style style:name="Table1.E71" style:family="table-cell">
      <style:table-cell-properties fo:padding="0.97mm" fo:border="none"/>
    </style:style>
    <style:style style:name="Table1.F71" style:family="table-cell">
      <style:table-cell-properties fo:padding="0.97mm" fo:border="none"/>
    </style:style>
    <style:style style:name="Table1.G71" style:family="table-cell">
      <style:table-cell-properties fo:padding="0.97mm" fo:border="none"/>
    </style:style>
    <style:style style:name="Table1.A72" style:family="table-cell">
      <style:table-cell-properties fo:background-color="#ccff99" fo:padding="0.97mm" fo:border="none">
        <style:background-image/>
      </style:table-cell-properties>
    </style:style>
    <style:style style:name="Table1.B72" style:family="table-cell">
      <style:table-cell-properties fo:background-color="#ccff99" fo:padding="0.97mm" fo:border="none">
        <style:background-image/>
      </style:table-cell-properties>
    </style:style>
    <style:style style:name="Table1.C72" style:family="table-cell">
      <style:table-cell-properties fo:background-color="#ccff99" fo:padding="0.97mm" fo:border="none">
        <style:background-image/>
      </style:table-cell-properties>
    </style:style>
    <style:style style:name="Table1.D72" style:family="table-cell">
      <style:table-cell-properties fo:background-color="#ccff99" fo:padding="0.97mm" fo:border="none">
        <style:background-image/>
      </style:table-cell-properties>
    </style:style>
    <style:style style:name="Table1.E72" style:family="table-cell">
      <style:table-cell-properties fo:background-color="#ccff99" fo:padding="0.97mm" fo:border="none">
        <style:background-image/>
      </style:table-cell-properties>
    </style:style>
    <style:style style:name="Table1.F72" style:family="table-cell">
      <style:table-cell-properties fo:background-color="#ccff99" fo:padding="0.97mm" fo:border="none">
        <style:background-image/>
      </style:table-cell-properties>
    </style:style>
    <style:style style:name="Table1.G72" style:family="table-cell">
      <style:table-cell-properties fo:background-color="#ccff99" fo:padding="0.97mm" fo:border="none">
        <style:background-image/>
      </style:table-cell-properties>
    </style:style>
    <style:style style:name="Table1.A73" style:family="table-cell">
      <style:table-cell-properties fo:padding="0.97mm" fo:border="none"/>
    </style:style>
    <style:style style:name="Table1.B73" style:family="table-cell">
      <style:table-cell-properties fo:padding="0.97mm" fo:border="none"/>
    </style:style>
    <style:style style:name="Table1.C73" style:family="table-cell">
      <style:table-cell-properties fo:padding="0.97mm" fo:border="none"/>
    </style:style>
    <style:style style:name="Table1.D73" style:family="table-cell">
      <style:table-cell-properties fo:padding="0.97mm" fo:border="none"/>
    </style:style>
    <style:style style:name="Table1.E73" style:family="table-cell">
      <style:table-cell-properties fo:padding="0.97mm" fo:border="none"/>
    </style:style>
    <style:style style:name="Table1.F73" style:family="table-cell">
      <style:table-cell-properties fo:padding="0.97mm" fo:border="none"/>
    </style:style>
    <style:style style:name="Table1.G73" style:family="table-cell">
      <style:table-cell-properties fo:padding="0.97mm" fo:border="none"/>
    </style:style>
    <style:style style:name="Table1.A74" style:family="table-cell">
      <style:table-cell-properties fo:background-color="#ccff99" fo:padding="0.97mm" fo:border="none">
        <style:background-image/>
      </style:table-cell-properties>
    </style:style>
    <style:style style:name="Table1.B74" style:family="table-cell">
      <style:table-cell-properties fo:background-color="#ccff99" fo:padding="0.97mm" fo:border="none">
        <style:background-image/>
      </style:table-cell-properties>
    </style:style>
    <style:style style:name="Table1.C74" style:family="table-cell">
      <style:table-cell-properties fo:background-color="#ccff99" fo:padding="0.97mm" fo:border="none">
        <style:background-image/>
      </style:table-cell-properties>
    </style:style>
    <style:style style:name="Table1.D74" style:family="table-cell">
      <style:table-cell-properties fo:background-color="#ccff99" fo:padding="0.97mm" fo:border="none">
        <style:background-image/>
      </style:table-cell-properties>
    </style:style>
    <style:style style:name="Table1.E74" style:family="table-cell">
      <style:table-cell-properties fo:background-color="#ccff99" fo:padding="0.97mm" fo:border="none">
        <style:background-image/>
      </style:table-cell-properties>
    </style:style>
    <style:style style:name="Table1.F74" style:family="table-cell">
      <style:table-cell-properties fo:background-color="#ccff99" fo:padding="0.97mm" fo:border="none">
        <style:background-image/>
      </style:table-cell-properties>
    </style:style>
    <style:style style:name="Table1.G74" style:family="table-cell">
      <style:table-cell-properties fo:background-color="#ccff99" fo:padding="0.97mm" fo:border="none">
        <style:background-image/>
      </style:table-cell-properties>
    </style:style>
    <style:style style:name="P1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2" style:family="paragraph" style:parent-style-name="table_5f_body">
      <style:paragraph-properties fo:text-align="justify" style:justify-single-word="false" fo:hyphenation-ladder-count="6"/>
      <style:text-properties fo:hyphenate="true" fo:hyphenation-remain-char-count="2" fo:hyphenation-push-char-count="2"/>
    </style:style>
    <style:style style:name="P3" style:family="paragraph" style:parent-style-name="table_5f_body">
      <style:text-properties officeooo:rsid="00236b17" officeooo:paragraph-rsid="00236b17"/>
    </style:style>
    <style:style style:name="P4" style:family="paragraph" style:parent-style-name="table_5f_body_5f_centered">
      <style:paragraph-properties fo:hyphenation-ladder-count="6"/>
      <style:text-properties fo:font-style="italic" fo:hyphenate="true" fo:hyphenation-remain-char-count="2" fo:hyphenation-push-char-count="2"/>
    </style:style>
    <style:style style:name="P5" style:family="paragraph" style:parent-style-name="table_5f_body_5f_centered">
      <style:paragraph-properties fo:text-align="start" style:justify-single-word="false" fo:hyphenation-ladder-count="6"/>
      <style:text-properties fo:font-style="italic" officeooo:rsid="0021d3a2" officeooo:paragraph-rsid="0021d3a2" fo:hyphenate="true" fo:hyphenation-remain-char-count="2" fo:hyphenation-push-char-count="2"/>
    </style:style>
    <style:style style:name="P6" style:family="paragraph" style:parent-style-name="table_5f_body_5f_centered">
      <style:paragraph-properties fo:text-align="start" style:justify-single-word="false" fo:hyphenation-ladder-count="6"/>
      <style:text-properties fo:font-style="italic" officeooo:paragraph-rsid="0024ade8" fo:hyphenate="true" fo:hyphenation-remain-char-count="2" fo:hyphenation-push-char-count="2"/>
    </style:style>
    <style:style style:name="P7" style:family="paragraph" style:parent-style-name="table_5f_body_5f_centered">
      <style:paragraph-properties fo:text-align="start" style:justify-single-word="false"/>
    </style:style>
    <style:style style:name="P8" style:family="paragraph" style:parent-style-name="table_5f_body_5f_centered">
      <style:paragraph-properties fo:hyphenation-ladder-count="6"/>
      <style:text-properties fo:hyphenate="true" fo:hyphenation-remain-char-count="2" fo:hyphenation-push-char-count="2"/>
    </style:style>
    <style:style style:name="P9" style:family="paragraph" style:parent-style-name="table_5f_body_5f_centered">
      <style:text-properties officeooo:rsid="0019c875" officeooo:paragraph-rsid="0019c875"/>
    </style:style>
    <style:style style:name="P10" style:family="paragraph" style:parent-style-name="table_5f_body_5f_centered">
      <style:paragraph-properties fo:text-align="start" style:justify-single-word="false"/>
      <style:text-properties officeooo:rsid="0025a58c" officeooo:paragraph-rsid="0025a58c"/>
    </style:style>
    <style:style style:name="P11" style:family="paragraph" style:parent-style-name="table_5f_body_5f_left">
      <style:text-properties officeooo:rsid="0016bad6" officeooo:paragraph-rsid="0016bad6"/>
    </style:style>
    <style:style style:name="P12" style:family="paragraph" style:parent-style-name="table_5f_body_5f_left">
      <style:paragraph-properties fo:hyphenation-ladder-count="6"/>
      <style:text-properties fo:font-style="italic" officeooo:paragraph-rsid="0021d3a2" fo:hyphenate="true" fo:hyphenation-remain-char-count="2" fo:hyphenation-push-char-count="2"/>
    </style:style>
    <style:style style:name="P13" style:family="paragraph" style:parent-style-name="table_5f_body_5f_left">
      <style:paragraph-properties fo:hyphenation-ladder-count="6"/>
      <style:text-properties fo:font-style="italic" officeooo:paragraph-rsid="0025a58c" fo:hyphenate="true" fo:hyphenation-remain-char-count="2" fo:hyphenation-push-char-count="2"/>
    </style:style>
    <style:style style:name="P14" style:family="paragraph" style:parent-style-name="table_5f_body_5f_centered">
      <style:paragraph-properties fo:text-align="start" style:justify-single-word="false" fo:hyphenation-ladder-count="6"/>
      <style:text-properties fo:font-style="italic" officeooo:rsid="0021d3a2" officeooo:paragraph-rsid="0021d3a2" fo:hyphenate="true" fo:hyphenation-remain-char-count="2" fo:hyphenation-push-char-count="2"/>
    </style:style>
    <style:style style:name="P15" style:family="paragraph" style:parent-style-name="table_5f_body_5f_centered">
      <style:paragraph-properties fo:text-align="start" style:justify-single-word="false" fo:hyphenation-ladder-count="6"/>
      <style:text-properties fo:font-style="italic" officeooo:rsid="00264359" officeooo:paragraph-rsid="00264359" fo:hyphenate="true" fo:hyphenation-remain-char-count="2" fo:hyphenation-push-char-count="2"/>
    </style:style>
    <style:style style:name="P16" style:family="paragraph" style:parent-style-name="table_5f_body_5f_left">
      <style:paragraph-properties fo:hyphenation-ladder-count="6"/>
      <style:text-properties fo:font-style="italic" officeooo:paragraph-rsid="0021d3a2" fo:hyphenate="true" fo:hyphenation-remain-char-count="2" fo:hyphenation-push-char-count="2"/>
    </style:style>
    <style:style style:name="T1" style:family="text">
      <style:text-properties officeooo:rsid="0016dccb"/>
    </style:style>
    <style:style style:name="T2" style:family="text">
      <style:text-properties officeooo:rsid="001bc528"/>
    </style:style>
    <style:style style:name="T3" style:family="text">
      <style:text-properties officeooo:rsid="0024ade8"/>
    </style:style>
    <style:style style:name="T4" style:family="text">
      <style:text-properties officeooo:rsid="00250fb3"/>
    </style:style>
    <style:style style:name="T5" style:family="text">
      <style:text-properties officeooo:rsid="002643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table_5f_header">Arduino Due</text:p>
          </table:table-cell>
          <table:covered-table-cell/>
          <table:covered-table-cell/>
          <table:table-cell table:style-name="Table1.A1" table:number-columns-spanned="2" office:value-type="string">
            <text:p text:style-name="table_5f_header">EEZ Arduino shield r<text:span text:style-name="T4">5</text:span>B<text:span text:style-name="T4">12</text:span></text:p>
          </table:table-cell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5f_header">#</text:p>
          </table:table-cell>
          <table:table-cell table:style-name="Table1.A1" office:value-type="string">
            <text:p text:style-name="table_5f_header">Pin name</text:p>
          </table:table-cell>
          <table:table-cell table:style-name="Table1.A1" office:value-type="string">
            <text:p text:style-name="table_5f_header">Pin no.</text:p>
          </table:table-cell>
          <table:table-cell table:style-name="Table1.A1" office:value-type="string">
            <text:p text:style-name="table_5f_header">IDE pin name</text:p>
          </table:table-cell>
          <table:table-cell table:style-name="Table1.A2" office:value-type="string">
            <text:p text:style-name="table_5f_header">Pin name</text:p>
          </table:table-cell>
          <table:table-cell table:style-name="Table1.A2" office:value-type="string">
            <text:p text:style-name="table_5f_header">Type</text:p>
          </table:table-cell>
          <table:table-cell table:style-name="Table1.A2" office:value-type="string">
            <text:p text:style-name="table_5f_header">Description </text:p>
          </table:table-cell>
        </table:table-row>
        <table:table-row>
          <table:table-cell table:style-name="Table1.A73" office:value-type="string">
            <text:p text:style-name="table_5f_body_5f_centered">1</text:p>
          </table:table-cell>
          <table:table-cell table:style-name="Table1.B73" office:value-type="string">
            <text:p text:style-name="table_5f_body_5f_centered">PE0</text:p>
          </table:table-cell>
          <table:table-cell table:style-name="Table1.C73" office:value-type="string">
            <text:p text:style-name="table_5f_body_5f_centered">2</text:p>
          </table:table-cell>
          <table:table-cell table:style-name="Table1.D73" office:value-type="string">
            <text:p text:style-name="table_5f_body_5f_centered">0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2</text:p>
          </table:table-cell>
          <table:table-cell table:style-name="Table1.B74" office:value-type="string">
            <text:p text:style-name="table_5f_body_5f_centered">PE1</text:p>
          </table:table-cell>
          <table:table-cell table:style-name="Table1.C74" office:value-type="string">
            <text:p text:style-name="table_5f_body_5f_centered">3</text:p>
          </table:table-cell>
          <table:table-cell table:style-name="Table1.D74" office:value-type="string">
            <text:p text:style-name="table_5f_body_5f_centered">1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3</text:p>
          </table:table-cell>
          <table:table-cell table:style-name="Table1.B73" office:value-type="string">
            <text:p text:style-name="table_5f_body_5f_centered">PE4</text:p>
          </table:table-cell>
          <table:table-cell table:style-name="Table1.C73" office:value-type="string">
            <text:p text:style-name="table_5f_body_5f_centered">6</text:p>
          </table:table-cell>
          <table:table-cell table:style-name="Table1.D73" office:value-type="string">
            <text:p text:style-name="table_5f_body_5f_centered">2</text:p>
          </table:table-cell>
          <table:table-cell table:style-name="Table1.E73" office:value-type="string">
            <text:p text:style-name="table_5f_body">TOUC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Touch screen interrupt request</text:p>
          </table:table-cell>
        </table:table-row>
        <table:table-row>
          <table:table-cell table:style-name="Table1.A74" office:value-type="string">
            <text:p text:style-name="table_5f_body_5f_centered">4</text:p>
          </table:table-cell>
          <table:table-cell table:style-name="Table1.B74" office:value-type="string">
            <text:p text:style-name="table_5f_body_5f_centered">PE5</text:p>
          </table:table-cell>
          <table:table-cell table:style-name="Table1.C74" office:value-type="string">
            <text:p text:style-name="table_5f_body_5f_centered">7</text:p>
          </table:table-cell>
          <table:table-cell table:style-name="Table1.D74" office:value-type="string">
            <text:p text:style-name="table_5f_body_5f_centered">3</text:p>
          </table:table-cell>
          <table:table-cell table:style-name="Table1.E74" office:value-type="string">
            <text:p text:style-name="table_5f_body">TOUCH_DOUT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Touch screen data out</text:p>
          </table:table-cell>
        </table:table-row>
        <table:table-row table:style-name="Table1.7">
          <table:table-cell table:style-name="Table1.A7" office:value-type="string">
            <text:p text:style-name="P8">5</text:p>
          </table:table-cell>
          <table:table-cell table:style-name="Table1.B73" office:value-type="string">
            <text:p text:style-name="table_5f_body_5f_centered">PG5</text:p>
          </table:table-cell>
          <table:table-cell table:style-name="Table1.C73" office:value-type="string">
            <text:p text:style-name="table_5f_body_5f_centered">1</text:p>
          </table:table-cell>
          <table:table-cell table:style-name="Table1.D73" office:value-type="string">
            <text:p text:style-name="table_5f_body_5f_centered">4</text:p>
          </table:table-cell>
          <table:table-cell table:style-name="Table1.E73" office:value-type="string">
            <text:p text:style-name="table_5f_body">WIFI_CE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11">WIFI module <text:span text:style-name="T1">Rx/Tx select</text:span> (optional)</text:p>
          </table:table-cell>
        </table:table-row>
        <table:table-row>
          <table:table-cell table:style-name="Table1.A74" office:value-type="string">
            <text:p text:style-name="table_5f_body_5f_centered">6</text:p>
          </table:table-cell>
          <table:table-cell table:style-name="Table1.B74" office:value-type="string">
            <text:p text:style-name="table_5f_body_5f_centered">PE3</text:p>
          </table:table-cell>
          <table:table-cell table:style-name="Table1.C74" office:value-type="string">
            <text:p text:style-name="table_5f_body_5f_centered">5</text:p>
          </table:table-cell>
          <table:table-cell table:style-name="Table1.D74" office:value-type="string">
            <text:p text:style-name="table_5f_body_5f_centered">5</text:p>
          </table:table-cell>
          <table:table-cell table:style-name="Table1.E74" office:value-type="string">
            <text:p text:style-name="P7">WATCHDOG</text:p>
          </table:table-cell>
          <table:table-cell table:style-name="Table1.F74" office:value-type="string">
            <text:p text:style-name="P7">PWM 8-bit</text:p>
          </table:table-cell>
          <table:table-cell table:style-name="Table1.G74" office:value-type="string">
            <text:p text:style-name="P7"><text:a xlink:type="simple" xlink:href="http://www.ti.com/product/TPS3705-33" office:target-frame-name="_blank" xlink:show="new" text:style-name="Internet_20_link" text:visited-style-name="Visited_20_Internet_20_Link">TPS3705-33</text:a> reset supervisor watchdog input (optional)</text:p>
          </table:table-cell>
        </table:table-row>
        <table:table-row>
          <table:table-cell table:style-name="Table1.A73" office:value-type="string">
            <text:p text:style-name="table_5f_body_5f_centered">7</text:p>
          </table:table-cell>
          <table:table-cell table:style-name="Table1.B73" office:value-type="string">
            <text:p text:style-name="table_5f_body_5f_centered">PH3</text:p>
          </table:table-cell>
          <table:table-cell table:style-name="Table1.C73" office:value-type="string">
            <text:p text:style-name="table_5f_body_5f_centered">15</text:p>
          </table:table-cell>
          <table:table-cell table:style-name="Table1.D73" office:value-type="string">
            <text:p text:style-name="table_5f_body_5f_centered">6</text:p>
          </table:table-cell>
          <table:table-cell table:style-name="Table1.E73" office:value-type="string">
            <text:p text:style-name="table_5f_body">FAN_PWM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FAN speed control</text:p>
          </table:table-cell>
        </table:table-row>
        <table:table-row>
          <table:table-cell table:style-name="Table1.A74" office:value-type="string">
            <text:p text:style-name="table_5f_body_5f_centered">8</text:p>
          </table:table-cell>
          <table:table-cell table:style-name="Table1.B74" office:value-type="string">
            <text:p text:style-name="table_5f_body_5f_centered">PH4</text:p>
          </table:table-cell>
          <table:table-cell table:style-name="Table1.C74" office:value-type="string">
            <text:p text:style-name="table_5f_body_5f_centered">16</text:p>
          </table:table-cell>
          <table:table-cell table:style-name="Table1.D74" office:value-type="string">
            <text:p text:style-name="table_5f_body_5f_centered">7</text:p>
          </table:table-cell>
          <table:table-cell table:style-name="Table1.E74" office:value-type="string">
            <text:p text:style-name="table_5f_body">LCD_BRIGHTNESS</text:p>
          </table:table-cell>
          <table:table-cell table:style-name="Table1.F74" office:value-type="string">
            <text:p text:style-name="table_5f_body_5f_left">PWM 8-bit</text:p>
          </table:table-cell>
          <table:table-cell table:style-name="Table1.G74" office:value-type="string">
            <text:p text:style-name="table_5f_body_5f_left">LCD background control (0=max. brightness)</text:p>
          </table:table-cell>
        </table:table-row>
        <table:table-row>
          <table:table-cell table:style-name="Table1.A73" office:value-type="string">
            <text:p text:style-name="table_5f_body_5f_centered">9</text:p>
          </table:table-cell>
          <table:table-cell table:style-name="Table1.B73" office:value-type="string">
            <text:p text:style-name="table_5f_body_5f_centered">PH5</text:p>
          </table:table-cell>
          <table:table-cell table:style-name="Table1.C73" office:value-type="string">
            <text:p text:style-name="table_5f_body_5f_centered">17</text:p>
          </table:table-cell>
          <table:table-cell table:style-name="Table1.D73" office:value-type="string">
            <text:p text:style-name="table_5f_body_5f_centered">8</text:p>
          </table:table-cell>
          <table:table-cell table:style-name="Table1.E73" office:value-type="string">
            <text:p text:style-name="table_5f_body">RTC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nxp.com/products/automotive/timing_devices/realtime_clocks/PCA21125T.html" office:target-frame-name="_blank" xlink:show="new" text:style-name="Internet_20_link" text:visited-style-name="Visited_20_Internet_20_Link">PCA21125</text:a> RTC chip select</text:p>
          </table:table-cell>
        </table:table-row>
        <table:table-row>
          <table:table-cell table:style-name="Table1.A74" office:value-type="string">
            <text:p text:style-name="table_5f_body_5f_centered">10</text:p>
          </table:table-cell>
          <table:table-cell table:style-name="Table1.B74" office:value-type="string">
            <text:p text:style-name="table_5f_body_5f_centered">PH6</text:p>
          </table:table-cell>
          <table:table-cell table:style-name="Table1.C74" office:value-type="string">
            <text:p text:style-name="table_5f_body_5f_centered">18</text:p>
          </table:table-cell>
          <table:table-cell table:style-name="Table1.D74" office:value-type="string">
            <text:p text:style-name="table_5f_body_5f_centered">9</text:p>
          </table:table-cell>
          <table:table-cell table:style-name="Table1.E74" office:value-type="string">
            <text:p text:style-name="table_5f_body">BP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LC5925 16-output driver select</text:p>
          </table:table-cell>
        </table:table-row>
        <table:table-row>
          <table:table-cell table:style-name="Table1.A73" office:value-type="string">
            <text:p text:style-name="table_5f_body_5f_centered">11</text:p>
          </table:table-cell>
          <table:table-cell table:style-name="Table1.B73" office:value-type="string">
            <text:p text:style-name="table_5f_body_5f_centered">PB4</text:p>
          </table:table-cell>
          <table:table-cell table:style-name="Table1.C73" office:value-type="string">
            <text:p text:style-name="table_5f_body_5f_centered">23</text:p>
          </table:table-cell>
          <table:table-cell table:style-name="Table1.D73" office:value-type="string">
            <text:p text:style-name="table_5f_body_5f_centered">10</text:p>
          </table:table-cell>
          <table:table-cell table:style-name="Table1.E73" office:value-type="string">
            <text:p text:style-name="table_5f_body">BP_OE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ti.com/product/tlc5925" office:target-frame-name="_blank" xlink:show="new" text:style-name="Internet_20_link" text:visited-style-name="Visited_20_Internet_20_Link">TLC5925</text:a> 16-output driver output enable</text:p>
          </table:table-cell>
        </table:table-row>
        <table:table-row>
          <table:table-cell table:style-name="Table1.A74" office:value-type="string">
            <text:p text:style-name="table_5f_body_5f_centered">12</text:p>
          </table:table-cell>
          <table:table-cell table:style-name="Table1.B74" office:value-type="string">
            <text:p text:style-name="table_5f_body_5f_centered">PB5</text:p>
          </table:table-cell>
          <table:table-cell table:style-name="Table1.C74" office:value-type="string">
            <text:p text:style-name="table_5f_body_5f_centered">24</text:p>
          </table:table-cell>
          <table:table-cell table:style-name="Table1.D74" office:value-type="string">
            <text:p text:style-name="table_5f_body_5f_centered">11</text:p>
          </table:table-cell>
          <table:table-cell table:style-name="Table1.E74" office:value-type="string">
            <text:p text:style-name="table_5f_body">ETH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<text:a xlink:type="simple" xlink:href="http://www.wiznet.co.kr/product-item/W5500/" office:target-frame-name="_blank" xlink:show="new" text:style-name="Internet_20_link" text:visited-style-name="Visited_20_Internet_20_Link">W5500</text:a> Ethernet chip select</text:p>
          </table:table-cell>
        </table:table-row>
        <table:table-row>
          <table:table-cell table:style-name="Table1.A73" office:value-type="string">
            <text:p text:style-name="table_5f_body_5f_centered">13</text:p>
          </table:table-cell>
          <table:table-cell table:style-name="Table1.B73" office:value-type="string">
            <text:p text:style-name="table_5f_body_5f_centered">PB6</text:p>
          </table:table-cell>
          <table:table-cell table:style-name="Table1.C73" office:value-type="string">
            <text:p text:style-name="table_5f_body_5f_centered">25</text:p>
          </table:table-cell>
          <table:table-cell table:style-name="Table1.D73" office:value-type="string">
            <text:p text:style-name="table_5f_body_5f_centered">12</text:p>
          </table:table-cell>
          <table:table-cell table:style-name="Table1.E73" office:value-type="string">
            <text:p text:style-name="table_5f_body">BUZZER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Buzzer</text:p>
          </table:table-cell>
        </table:table-row>
        <table:table-row>
          <table:table-cell table:style-name="Table1.A74" office:value-type="string">
            <text:p text:style-name="table_5f_body_5f_centered">14</text:p>
          </table:table-cell>
          <table:table-cell table:style-name="Table1.B74" office:value-type="string">
            <text:p text:style-name="table_5f_body_5f_centered">PB7</text:p>
          </table:table-cell>
          <table:table-cell table:style-name="Table1.C74" office:value-type="string">
            <text:p text:style-name="table_5f_body_5f_centered">26</text:p>
          </table:table-cell>
          <table:table-cell table:style-name="Table1.D74" office:value-type="string">
            <text:p text:style-name="table_5f_body_5f_centered">13</text:p>
          </table:table-cell>
          <table:table-cell table:style-name="Table1.E74" office:value-type="string">
            <text:p text:style-name="P7">FAN_SENSE</text:p>
          </table:table-cell>
          <table:table-cell table:style-name="Table1.F74" office:value-type="string">
            <text:p text:style-name="P7">Digital in</text:p>
          </table:table-cell>
          <table:table-cell table:style-name="Table1.G74" office:value-type="string">
            <text:p text:style-name="P7">Fan tachometric signal for 3-wire fan</text:p>
          </table:table-cell>
        </table:table-row>
        <table:table-row>
          <table:table-cell table:style-name="Table1.A73" office:value-type="string">
            <text:p text:style-name="table_5f_body_5f_centered">15</text:p>
          </table:table-cell>
          <table:table-cell table:style-name="Table1.B73" office:value-type="string">
            <text:p text:style-name="table_5f_body_5f_centered">PJ1</text:p>
          </table:table-cell>
          <table:table-cell table:style-name="Table1.C73" office:value-type="string">
            <text:p text:style-name="table_5f_body_5f_centered">64</text:p>
          </table:table-cell>
          <table:table-cell table:style-name="Table1.D73" office:value-type="string">
            <text:p text:style-name="table_5f_body_5f_centered">14</text:p>
          </table:table-cell>
          <table:table-cell table:style-name="Table1.E73" office:value-type="string">
            <text:p text:style-name="table_5f_body">ISOLATOR1_EN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Data out (MISO) enable</text:p>
          </table:table-cell>
        </table:table-row>
        <table:table-row>
          <table:table-cell table:style-name="Table1.A74" office:value-type="string">
            <text:p text:style-name="table_5f_body_5f_centered">16</text:p>
          </table:table-cell>
          <table:table-cell table:style-name="Table1.B74" office:value-type="string">
            <text:p text:style-name="table_5f_body_5f_centered">PJ0</text:p>
          </table:table-cell>
          <table:table-cell table:style-name="Table1.C74" office:value-type="string">
            <text:p text:style-name="table_5f_body_5f_centered">63</text:p>
          </table:table-cell>
          <table:table-cell table:style-name="Table1.D74" office:value-type="string">
            <text:p text:style-name="table_5f_body_5f_centered">15</text:p>
          </table:table-cell>
          <table:table-cell table:style-name="Table1.E74" office:value-type="string">
            <text:p text:style-name="table_5f_body">ADC1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ti.com/product/ads1120" office:target-frame-name="_blank" xlink:show="new" text:style-name="Internet_20_link" text:visited-style-name="Visited_20_Internet_20_Link">ADS1120</text:a> ADC chip select</text:p>
          </table:table-cell>
        </table:table-row>
        <table:table-row>
          <table:table-cell table:style-name="Table1.A73" office:value-type="string">
            <text:p text:style-name="table_5f_body_5f_centered">17</text:p>
          </table:table-cell>
          <table:table-cell table:style-name="Table1.B73" office:value-type="string">
            <text:p text:style-name="table_5f_body_5f_centered">PH1</text:p>
          </table:table-cell>
          <table:table-cell table:style-name="Table1.C73" office:value-type="string">
            <text:p text:style-name="table_5f_body_5f_centered">13</text:p>
          </table:table-cell>
          <table:table-cell table:style-name="Table1.D73" office:value-type="string">
            <text:p text:style-name="table_5f_body_5f_centered">16</text:p>
          </table:table-cell>
          <table:table-cell table:style-name="Table1.E73" office:value-type="string">
            <text:p text:style-name="table_5f_body">DAC1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<text:a xlink:type="simple" xlink:href="http://www.ti.com/product/dac8552" office:target-frame-name="_blank" xlink:show="new" text:style-name="Internet_20_link" text:visited-style-name="Visited_20_Internet_20_Link">DAC8552</text:a> DAC chip select</text:p>
          </table:table-cell>
        </table:table-row>
        <table:table-row>
          <table:table-cell table:style-name="Table1.A74" office:value-type="string">
            <text:p text:style-name="table_5f_body_5f_centered">18</text:p>
          </table:table-cell>
          <table:table-cell table:style-name="Table1.B74" office:value-type="string">
            <text:p text:style-name="table_5f_body_5f_centered">PH0</text:p>
          </table:table-cell>
          <table:table-cell table:style-name="Table1.C74" office:value-type="string">
            <text:p text:style-name="table_5f_body_5f_centered">12</text:p>
          </table:table-cell>
          <table:table-cell table:style-name="Table1.D74" office:value-type="string">
            <text:p text:style-name="table_5f_body_5f_centered">17</text:p>
          </table:table-cell>
          <table:table-cell table:style-name="Table1.E74" office:value-type="string">
            <text:p text:style-name="table_5f_body">IO_EXPANDER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microchip.com/MCP23S08" office:target-frame-name="_blank" xlink:show="new" text:style-name="Internet_20_link" text:visited-style-name="Visited_20_Internet_20_Link">MCP23S08</text:a> 8-bit expander chip select</text:p>
          </table:table-cell>
        </table:table-row>
        <table:table-row>
          <table:table-cell table:style-name="Table1.A73" office:value-type="string">
            <text:p text:style-name="table_5f_body_5f_centered">19</text:p>
          </table:table-cell>
          <table:table-cell table:style-name="Table1.B73" office:value-type="string">
            <text:p text:style-name="table_5f_body_5f_centered">PD3</text:p>
          </table:table-cell>
          <table:table-cell table:style-name="Table1.C73" office:value-type="string">
            <text:p text:style-name="table_5f_body_5f_centered">46</text:p>
          </table:table-cell>
          <table:table-cell table:style-name="Table1.D73" office:value-type="string">
            <text:p text:style-name="table_5f_body_5f_centered">18</text:p>
          </table:table-cell>
          <table:table-cell table:style-name="Table1.E73" office:value-type="string">
            <text:p text:style-name="table_5f_body">ET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W5500 Ethernet interrupt request</text:p>
          </table:table-cell>
        </table:table-row>
        <table:table-row>
          <table:table-cell table:style-name="Table1.A74" office:value-type="string">
            <text:p text:style-name="table_5f_body_5f_centered">20</text:p>
          </table:table-cell>
          <table:table-cell table:style-name="Table1.B74" office:value-type="string">
            <text:p text:style-name="table_5f_body_5f_centered">PD2</text:p>
          </table:table-cell>
          <table:table-cell table:style-name="Table1.C74" office:value-type="string">
            <text:p text:style-name="table_5f_body_5f_centered">45</text:p>
          </table:table-cell>
          <table:table-cell table:style-name="Table1.D74" office:value-type="string">
            <text:p text:style-name="table_5f_body_5f_centered">19</text:p>
          </table:table-cell>
          <table:table-cell table:style-name="Table1.E74" office:value-type="string">
            <text:p text:style-name="table_5f_body">RTC_IRQ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PCA21125 RTC interrupt request</text:p>
          </table:table-cell>
        </table:table-row>
        <table:table-row>
          <table:table-cell table:style-name="Table1.A73" office:value-type="string">
            <text:p text:style-name="table_5f_body_5f_centered">21</text:p>
          </table:table-cell>
          <table:table-cell table:style-name="Table1.B73" office:value-type="string">
            <text:p text:style-name="table_5f_body_5f_centered">PD1</text:p>
          </table:table-cell>
          <table:table-cell table:style-name="Table1.C73" office:value-type="string">
            <text:p text:style-name="table_5f_body_5f_centered">44</text:p>
          </table:table-cell>
          <table:table-cell table:style-name="Table1.D73" office:value-type="string">
            <text:p text:style-name="table_5f_body_5f_centered">20</text:p>
          </table:table-cell>
          <table:table-cell table:style-name="Table1.E73" office:value-type="string">
            <text:p text:style-name="table_5f_body">CONVEND2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Ch#2 DRDY/Interrupt</text:p>
          </table:table-cell>
        </table:table-row>
        <table:table-row>
          <table:table-cell table:style-name="Table1.A74" office:value-type="string">
            <text:p text:style-name="table_5f_body_5f_centered">22</text:p>
          </table:table-cell>
          <table:table-cell table:style-name="Table1.B74" office:value-type="string">
            <text:p text:style-name="table_5f_body_5f_centered">PD0</text:p>
          </table:table-cell>
          <table:table-cell table:style-name="Table1.C74" office:value-type="string">
            <text:p text:style-name="table_5f_body_5f_centered">43</text:p>
          </table:table-cell>
          <table:table-cell table:style-name="Table1.D74" office:value-type="string">
            <text:p text:style-name="table_5f_body_5f_centered">21</text:p>
          </table:table-cell>
          <table:table-cell table:style-name="Table1.E74" office:value-type="string">
            <text:p text:style-name="table_5f_body">CONVEND1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Ch#1 DRDY/Interrupt</text:p>
          </table:table-cell>
        </table:table-row>
        <table:table-row>
          <table:table-cell table:style-name="Table1.A73" office:value-type="string">
            <text:p text:style-name="table_5f_body_5f_centered">23</text:p>
          </table:table-cell>
          <table:table-cell table:style-name="Table1.B73" office:value-type="string">
            <text:p text:style-name="table_5f_body_5f_centered">PA0</text:p>
          </table:table-cell>
          <table:table-cell table:style-name="Table1.C73" office:value-type="string">
            <text:p text:style-name="table_5f_body_5f_centered">78</text:p>
          </table:table-cell>
          <table:table-cell table:style-name="Table1.D73" office:value-type="string">
            <text:p text:style-name="table_5f_body_5f_centered">22</text:p>
          </table:table-cell>
          <table:table-cell table:style-name="Table1.E73" office:value-type="string">
            <text:p text:style-name="table_5f_body">LCD_DB8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8</text:p>
          </table:table-cell>
        </table:table-row>
        <table:table-row>
          <table:table-cell table:style-name="Table1.A74" office:value-type="string">
            <text:p text:style-name="table_5f_body_5f_centered">24</text:p>
          </table:table-cell>
          <table:table-cell table:style-name="Table1.B74" office:value-type="string">
            <text:p text:style-name="table_5f_body_5f_centered">PA1</text:p>
          </table:table-cell>
          <table:table-cell table:style-name="Table1.C74" office:value-type="string">
            <text:p text:style-name="table_5f_body_5f_centered">77</text:p>
          </table:table-cell>
          <table:table-cell table:style-name="Table1.D74" office:value-type="string">
            <text:p text:style-name="table_5f_body_5f_centered">23</text:p>
          </table:table-cell>
          <table:table-cell table:style-name="Table1.E74" office:value-type="string">
            <text:p text:style-name="table_5f_body">LCD_DB9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9</text:p>
          </table:table-cell>
        </table:table-row>
        <table:table-row>
          <table:table-cell table:style-name="Table1.A73" office:value-type="string">
            <text:p text:style-name="table_5f_body_5f_centered">25</text:p>
          </table:table-cell>
          <table:table-cell table:style-name="Table1.B73" office:value-type="string">
            <text:p text:style-name="table_5f_body_5f_centered">PA2</text:p>
          </table:table-cell>
          <table:table-cell table:style-name="Table1.C73" office:value-type="string">
            <text:p text:style-name="table_5f_body_5f_centered">76</text:p>
          </table:table-cell>
          <table:table-cell table:style-name="Table1.D73" office:value-type="string">
            <text:p text:style-name="table_5f_body_5f_centered">24</text:p>
          </table:table-cell>
          <table:table-cell table:style-name="Table1.E73" office:value-type="string">
            <text:p text:style-name="table_5f_body">LCD_DB10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0</text:p>
          </table:table-cell>
        </table:table-row>
        <table:table-row>
          <table:table-cell table:style-name="Table1.A74" office:value-type="string">
            <text:p text:style-name="table_5f_body_5f_centered">26</text:p>
          </table:table-cell>
          <table:table-cell table:style-name="Table1.B74" office:value-type="string">
            <text:p text:style-name="table_5f_body_5f_centered">PA3</text:p>
          </table:table-cell>
          <table:table-cell table:style-name="Table1.C74" office:value-type="string">
            <text:p text:style-name="table_5f_body_5f_centered">75</text:p>
          </table:table-cell>
          <table:table-cell table:style-name="Table1.D74" office:value-type="string">
            <text:p text:style-name="table_5f_body_5f_centered">25</text:p>
          </table:table-cell>
          <table:table-cell table:style-name="Table1.E74" office:value-type="string">
            <text:p text:style-name="table_5f_body">LCD_DB1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1</text:p>
          </table:table-cell>
        </table:table-row>
        <table:table-row>
          <table:table-cell table:style-name="Table1.A73" office:value-type="string">
            <text:p text:style-name="table_5f_body_5f_centered">27</text:p>
          </table:table-cell>
          <table:table-cell table:style-name="Table1.B73" office:value-type="string">
            <text:p text:style-name="table_5f_body_5f_centered">PA4</text:p>
          </table:table-cell>
          <table:table-cell table:style-name="Table1.C73" office:value-type="string">
            <text:p text:style-name="table_5f_body_5f_centered">74</text:p>
          </table:table-cell>
          <table:table-cell table:style-name="Table1.D73" office:value-type="string">
            <text:p text:style-name="table_5f_body_5f_centered">26</text:p>
          </table:table-cell>
          <table:table-cell table:style-name="Table1.E73" office:value-type="string">
            <text:p text:style-name="table_5f_body">LCD_DB1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2</text:p>
          </table:table-cell>
        </table:table-row>
        <table:table-row>
          <table:table-cell table:style-name="Table1.A74" office:value-type="string">
            <text:p text:style-name="table_5f_body_5f_centered">28</text:p>
          </table:table-cell>
          <table:table-cell table:style-name="Table1.B74" office:value-type="string">
            <text:p text:style-name="table_5f_body_5f_centered">PA5</text:p>
          </table:table-cell>
          <table:table-cell table:style-name="Table1.C74" office:value-type="string">
            <text:p text:style-name="table_5f_body_5f_centered">73</text:p>
          </table:table-cell>
          <table:table-cell table:style-name="Table1.D74" office:value-type="string">
            <text:p text:style-name="table_5f_body_5f_centered">27</text:p>
          </table:table-cell>
          <table:table-cell table:style-name="Table1.E74" office:value-type="string">
            <text:p text:style-name="table_5f_body">LCD_DB13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3</text:p>
          </table:table-cell>
        </table:table-row>
        <table:table-row>
          <table:table-cell table:style-name="Table1.A73" office:value-type="string">
            <text:p text:style-name="table_5f_body_5f_centered">29</text:p>
          </table:table-cell>
          <table:table-cell table:style-name="Table1.B73" office:value-type="string">
            <text:p text:style-name="table_5f_body_5f_centered">PA6</text:p>
          </table:table-cell>
          <table:table-cell table:style-name="Table1.C73" office:value-type="string">
            <text:p text:style-name="table_5f_body_5f_centered">72</text:p>
          </table:table-cell>
          <table:table-cell table:style-name="Table1.D73" office:value-type="string">
            <text:p text:style-name="table_5f_body_5f_centered">28</text:p>
          </table:table-cell>
          <table:table-cell table:style-name="Table1.E73" office:value-type="string">
            <text:p text:style-name="table_5f_body">LCD_DB14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4</text:p>
          </table:table-cell>
        </table:table-row>
        <table:table-row>
          <table:table-cell table:style-name="Table1.A74" office:value-type="string">
            <text:p text:style-name="table_5f_body_5f_centered">30</text:p>
          </table:table-cell>
          <table:table-cell table:style-name="Table1.B74" office:value-type="string">
            <text:p text:style-name="table_5f_body_5f_centered">PA7</text:p>
          </table:table-cell>
          <table:table-cell table:style-name="Table1.C74" office:value-type="string">
            <text:p text:style-name="table_5f_body_5f_centered">71</text:p>
          </table:table-cell>
          <table:table-cell table:style-name="Table1.D74" office:value-type="string">
            <text:p text:style-name="table_5f_body_5f_centered">29</text:p>
          </table:table-cell>
          <table:table-cell table:style-name="Table1.E74" office:value-type="string">
            <text:p text:style-name="table_5f_body">LCD_DB15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5</text:p>
          </table:table-cell>
        </table:table-row>
        <table:table-row>
          <table:table-cell table:style-name="Table1.A73" office:value-type="string">
            <text:p text:style-name="table_5f_body_5f_centered">31</text:p>
          </table:table-cell>
          <table:table-cell table:style-name="Table1.B73" office:value-type="string">
            <text:p text:style-name="table_5f_body_5f_centered">PC7</text:p>
          </table:table-cell>
          <table:table-cell table:style-name="Table1.C73" office:value-type="string">
            <text:p text:style-name="table_5f_body_5f_centered">60</text:p>
          </table:table-cell>
          <table:table-cell table:style-name="Table1.D73" office:value-type="string">
            <text:p text:style-name="table_5f_body_5f_centered">30</text:p>
          </table:table-cell>
          <table:table-cell table:style-name="Table1.E73" office:value-type="string">
            <text:p text:style-name="table_5f_body">LCD_DB7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7</text:p>
          </table:table-cell>
        </table:table-row>
        <table:table-row>
          <table:table-cell table:style-name="Table1.A74" office:value-type="string">
            <text:p text:style-name="table_5f_body_5f_centered">32</text:p>
          </table:table-cell>
          <table:table-cell table:style-name="Table1.B74" office:value-type="string">
            <text:p text:style-name="table_5f_body_5f_centered">PC6</text:p>
          </table:table-cell>
          <table:table-cell table:style-name="Table1.C74" office:value-type="string">
            <text:p text:style-name="table_5f_body_5f_centered">59</text:p>
          </table:table-cell>
          <table:table-cell table:style-name="Table1.D74" office:value-type="string">
            <text:p text:style-name="table_5f_body_5f_centered">31</text:p>
          </table:table-cell>
          <table:table-cell table:style-name="Table1.E74" office:value-type="string">
            <text:p text:style-name="table_5f_body">LCD_DB6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6</text:p>
          </table:table-cell>
        </table:table-row>
        <table:table-row>
          <table:table-cell table:style-name="Table1.A73" office:value-type="string">
            <text:p text:style-name="table_5f_body_5f_centered">33</text:p>
          </table:table-cell>
          <table:table-cell table:style-name="Table1.B73" office:value-type="string">
            <text:p text:style-name="table_5f_body_5f_centered">PC5</text:p>
          </table:table-cell>
          <table:table-cell table:style-name="Table1.C73" office:value-type="string">
            <text:p text:style-name="table_5f_body_5f_centered">58</text:p>
          </table:table-cell>
          <table:table-cell table:style-name="Table1.D73" office:value-type="string">
            <text:p text:style-name="table_5f_body_5f_centered">32</text:p>
          </table:table-cell>
          <table:table-cell table:style-name="Table1.E73" office:value-type="string">
            <text:p text:style-name="table_5f_body">LCD_DB5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5</text:p>
          </table:table-cell>
        </table:table-row>
        <table:table-row>
          <table:table-cell table:style-name="Table1.A74" office:value-type="string">
            <text:p text:style-name="table_5f_body_5f_centered">34</text:p>
          </table:table-cell>
          <table:table-cell table:style-name="Table1.B74" office:value-type="string">
            <text:p text:style-name="table_5f_body_5f_centered">PC4</text:p>
          </table:table-cell>
          <table:table-cell table:style-name="Table1.C74" office:value-type="string">
            <text:p text:style-name="table_5f_body_5f_centered">57</text:p>
          </table:table-cell>
          <table:table-cell table:style-name="Table1.D74" office:value-type="string">
            <text:p text:style-name="table_5f_body_5f_centered">33</text:p>
          </table:table-cell>
          <table:table-cell table:style-name="Table1.E74" office:value-type="string">
            <text:p text:style-name="table_5f_body">LCD_DB4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4</text:p>
          </table:table-cell>
        </table:table-row>
        <table:table-row>
          <table:table-cell table:style-name="Table1.A73" office:value-type="string">
            <text:p text:style-name="table_5f_body_5f_centered">35</text:p>
          </table:table-cell>
          <table:table-cell table:style-name="Table1.B73" office:value-type="string">
            <text:p text:style-name="table_5f_body_5f_centered">PC3</text:p>
          </table:table-cell>
          <table:table-cell table:style-name="Table1.C73" office:value-type="string">
            <text:p text:style-name="table_5f_body_5f_centered">56</text:p>
          </table:table-cell>
          <table:table-cell table:style-name="Table1.D73" office:value-type="string">
            <text:p text:style-name="table_5f_body_5f_centered">34</text:p>
          </table:table-cell>
          <table:table-cell table:style-name="Table1.E73" office:value-type="string">
            <text:p text:style-name="table_5f_body">LCD_DB3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3</text:p>
          </table:table-cell>
        </table:table-row>
        <table:table-row>
          <table:table-cell table:style-name="Table1.A74" office:value-type="string">
            <text:p text:style-name="table_5f_body_5f_centered">36</text:p>
          </table:table-cell>
          <table:table-cell table:style-name="Table1.B74" office:value-type="string">
            <text:p text:style-name="table_5f_body_5f_centered">PC2</text:p>
          </table:table-cell>
          <table:table-cell table:style-name="Table1.C74" office:value-type="string">
            <text:p text:style-name="table_5f_body_5f_centered">55</text:p>
          </table:table-cell>
          <table:table-cell table:style-name="Table1.D74" office:value-type="string">
            <text:p text:style-name="table_5f_body_5f_centered">35</text:p>
          </table:table-cell>
          <table:table-cell table:style-name="Table1.E74" office:value-type="string">
            <text:p text:style-name="table_5f_body">LCD_DB2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2</text:p>
          </table:table-cell>
        </table:table-row>
        <table:table-row>
          <table:table-cell table:style-name="Table1.A73" office:value-type="string">
            <text:p text:style-name="table_5f_body_5f_centered">37</text:p>
          </table:table-cell>
          <table:table-cell table:style-name="Table1.B73" office:value-type="string">
            <text:p text:style-name="table_5f_body_5f_centered">PC1</text:p>
          </table:table-cell>
          <table:table-cell table:style-name="Table1.C73" office:value-type="string">
            <text:p text:style-name="table_5f_body_5f_centered">54</text:p>
          </table:table-cell>
          <table:table-cell table:style-name="Table1.D73" office:value-type="string">
            <text:p text:style-name="P9">36</text:p>
          </table:table-cell>
          <table:table-cell table:style-name="Table1.E73" office:value-type="string">
            <text:p text:style-name="table_5f_body">LCD_DB1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</text:p>
          </table:table-cell>
        </table:table-row>
        <text:soft-page-break/>
        <table:table-row>
          <table:table-cell table:style-name="Table1.A74" office:value-type="string">
            <text:p text:style-name="table_5f_body_5f_centered">38</text:p>
          </table:table-cell>
          <table:table-cell table:style-name="Table1.B74" office:value-type="string">
            <text:p text:style-name="table_5f_body_5f_centered">PC0</text:p>
          </table:table-cell>
          <table:table-cell table:style-name="Table1.C74" office:value-type="string">
            <text:p text:style-name="table_5f_body_5f_centered">53</text:p>
          </table:table-cell>
          <table:table-cell table:style-name="Table1.D74" office:value-type="string">
            <text:p text:style-name="table_5f_body_5f_centered">37</text:p>
          </table:table-cell>
          <table:table-cell table:style-name="Table1.E74" office:value-type="string">
            <text:p text:style-name="table_5f_body">LCD_DB0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0</text:p>
          </table:table-cell>
        </table:table-row>
        <table:table-row>
          <table:table-cell table:style-name="Table1.A73" office:value-type="string">
            <text:p text:style-name="table_5f_body_5f_centered">39</text:p>
          </table:table-cell>
          <table:table-cell table:style-name="Table1.B73" office:value-type="string">
            <text:p text:style-name="table_5f_body_5f_centered">PD7</text:p>
          </table:table-cell>
          <table:table-cell table:style-name="Table1.C73" office:value-type="string">
            <text:p text:style-name="table_5f_body_5f_centered">50</text:p>
          </table:table-cell>
          <table:table-cell table:style-name="Table1.D73" office:value-type="string">
            <text:p text:style-name="table_5f_body_5f_centered">38</text:p>
          </table:table-cell>
          <table:table-cell table:style-name="Table1.E73" office:value-type="string">
            <text:p text:style-name="table_5f_body">LCD_RESE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register select</text:p>
          </table:table-cell>
        </table:table-row>
        <table:table-row>
          <table:table-cell table:style-name="Table1.A74" office:value-type="string">
            <text:p text:style-name="table_5f_body_5f_centered">40</text:p>
          </table:table-cell>
          <table:table-cell table:style-name="Table1.B74" office:value-type="string">
            <text:p text:style-name="table_5f_body_5f_centered">PG2</text:p>
          </table:table-cell>
          <table:table-cell table:style-name="Table1.C74" office:value-type="string">
            <text:p text:style-name="table_5f_body_5f_centered">70</text:p>
          </table:table-cell>
          <table:table-cell table:style-name="Table1.D74" office:value-type="string">
            <text:p text:style-name="table_5f_body_5f_centered">39</text:p>
          </table:table-cell>
          <table:table-cell table:style-name="Table1.E74" office:value-type="string">
            <text:p text:style-name="table_5f_body">LC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write</text:p>
          </table:table-cell>
        </table:table-row>
        <table:table-row>
          <table:table-cell table:style-name="Table1.A73" office:value-type="string">
            <text:p text:style-name="table_5f_body_5f_centered">41</text:p>
          </table:table-cell>
          <table:table-cell table:style-name="Table1.B73" office:value-type="string">
            <text:p text:style-name="table_5f_body_5f_centered">PG1</text:p>
          </table:table-cell>
          <table:table-cell table:style-name="Table1.C73" office:value-type="string">
            <text:p text:style-name="table_5f_body_5f_centered">52</text:p>
          </table:table-cell>
          <table:table-cell table:style-name="Table1.D73" office:value-type="string">
            <text:p text:style-name="table_5f_body_5f_centered">40</text:p>
          </table:table-cell>
          <table:table-cell table:style-name="Table1.E73" office:value-type="string">
            <text:p text:style-name="table_5f_body">LCD_WR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select</text:p>
          </table:table-cell>
        </table:table-row>
        <table:table-row>
          <table:table-cell table:style-name="Table1.A74" office:value-type="string">
            <text:p text:style-name="table_5f_body_5f_centered">42</text:p>
          </table:table-cell>
          <table:table-cell table:style-name="Table1.B74" office:value-type="string">
            <text:p text:style-name="table_5f_body_5f_centered">PG0</text:p>
          </table:table-cell>
          <table:table-cell table:style-name="Table1.C74" office:value-type="string">
            <text:p text:style-name="table_5f_body_5f_centered">51</text:p>
          </table:table-cell>
          <table:table-cell table:style-name="Table1.D74" office:value-type="string">
            <text:p text:style-name="table_5f_body_5f_centered">41</text:p>
          </table:table-cell>
          <table:table-cell table:style-name="Table1.E74" office:value-type="string">
            <text:p text:style-name="table_5f_body">LCD_R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reset</text:p>
          </table:table-cell>
        </table:table-row>
        <table:table-row>
          <table:table-cell table:style-name="Table1.A73" office:value-type="string">
            <text:p text:style-name="table_5f_body_5f_centered">43</text:p>
          </table:table-cell>
          <table:table-cell table:style-name="Table1.B73" office:value-type="string">
            <text:p text:style-name="table_5f_body_5f_centered">PL7</text:p>
          </table:table-cell>
          <table:table-cell table:style-name="Table1.C73" office:value-type="string">
            <text:p text:style-name="table_5f_body_5f_centered">42</text:p>
          </table:table-cell>
          <table:table-cell table:style-name="Table1.D73" office:value-type="string">
            <text:p text:style-name="table_5f_body_5f_centered">42</text:p>
          </table:table-cell>
          <table:table-cell table:style-name="Table1.E73" office:value-type="string">
            <text:p text:style-name="table_5f_body">TOUCH_DIN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Touch screen data in (not used with HW SPI)</text:p>
          </table:table-cell>
        </table:table-row>
        <table:table-row>
          <table:table-cell table:style-name="Table1.A74" office:value-type="string">
            <text:p text:style-name="table_5f_body_5f_centered">44</text:p>
          </table:table-cell>
          <table:table-cell table:style-name="Table1.B74" office:value-type="string">
            <text:p text:style-name="table_5f_body_5f_centered">PL6</text:p>
          </table:table-cell>
          <table:table-cell table:style-name="Table1.C74" office:value-type="string">
            <text:p text:style-name="table_5f_body_5f_centered">41</text:p>
          </table:table-cell>
          <table:table-cell table:style-name="Table1.D74" office:value-type="string">
            <text:p text:style-name="table_5f_body_5f_centered">43</text:p>
          </table:table-cell>
          <table:table-cell table:style-name="Table1.E74" office:value-type="string">
            <text:p text:style-name="table_5f_body">TOUCH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ouch screen select (not used with HW SPI)</text:p>
          </table:table-cell>
        </table:table-row>
        <table:table-row>
          <table:table-cell table:style-name="Table1.A73" office:value-type="string">
            <text:p text:style-name="table_5f_body_5f_centered">45</text:p>
          </table:table-cell>
          <table:table-cell table:style-name="Table1.B73" office:value-type="string">
            <text:p text:style-name="table_5f_body_5f_centered">PL5</text:p>
          </table:table-cell>
          <table:table-cell table:style-name="Table1.C73" office:value-type="string">
            <text:p text:style-name="table_5f_body_5f_centered">40</text:p>
          </table:table-cell>
          <table:table-cell table:style-name="Table1.D73" office:value-type="string">
            <text:p text:style-name="table_5f_body_5f_centered">44</text:p>
          </table:table-cell>
          <table:table-cell table:style-name="Table1.E73" office:value-type="string">
            <text:p text:style-name="table_5f_body">TOUCH_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Touch screen clock (not used with HW SPI)</text:p>
          </table:table-cell>
        </table:table-row>
        <table:table-row>
          <table:table-cell table:style-name="Table1.A74" office:value-type="string">
            <text:p text:style-name="table_5f_body_5f_centered">46</text:p>
          </table:table-cell>
          <table:table-cell table:style-name="Table1.B74" office:value-type="string">
            <text:p text:style-name="table_5f_body_5f_centered">PL4</text:p>
          </table:table-cell>
          <table:table-cell table:style-name="Table1.C74" office:value-type="string">
            <text:p text:style-name="table_5f_body_5f_centered">39</text:p>
          </table:table-cell>
          <table:table-cell table:style-name="Table1.D74" office:value-type="string">
            <text:p text:style-name="table_5f_body_5f_centered">45</text:p>
          </table:table-cell>
          <table:table-cell table:style-name="Table1.E74" office:value-type="string">
            <text:p text:style-name="table_5f_body">ISOLATOR2_EN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ta out (MISO) enable</text:p>
          </table:table-cell>
        </table:table-row>
        <table:table-row>
          <table:table-cell table:style-name="Table1.A73" office:value-type="string">
            <text:p text:style-name="table_5f_body_5f_centered">47</text:p>
          </table:table-cell>
          <table:table-cell table:style-name="Table1.B73" office:value-type="string">
            <text:p text:style-name="table_5f_body_5f_centered">PL3</text:p>
          </table:table-cell>
          <table:table-cell table:style-name="Table1.C73" office:value-type="string">
            <text:p text:style-name="table_5f_body_5f_centered">38</text:p>
          </table:table-cell>
          <table:table-cell table:style-name="Table1.D73" office:value-type="string">
            <text:p text:style-name="table_5f_body_5f_centered">46</text:p>
          </table:table-cell>
          <table:table-cell table:style-name="Table1.E73" office:value-type="string">
            <text:p text:style-name="table_5f_body">IO_EXPANDER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MCP23S08 8-bit expander chip select</text:p>
          </table:table-cell>
        </table:table-row>
        <table:table-row>
          <table:table-cell table:style-name="Table1.A74" office:value-type="string">
            <text:p text:style-name="table_5f_body_5f_centered">48</text:p>
          </table:table-cell>
          <table:table-cell table:style-name="Table1.B74" office:value-type="string">
            <text:p text:style-name="table_5f_body_5f_centered">PL2</text:p>
          </table:table-cell>
          <table:table-cell table:style-name="Table1.C74" office:value-type="string">
            <text:p text:style-name="table_5f_body_5f_centered">37</text:p>
          </table:table-cell>
          <table:table-cell table:style-name="Table1.D74" office:value-type="string">
            <text:p text:style-name="table_5f_body_5f_centered">47</text:p>
          </table:table-cell>
          <table:table-cell table:style-name="Table1.E74" office:value-type="string">
            <text:p text:style-name="table_5f_body">DAC2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C8552 DAC chip select</text:p>
          </table:table-cell>
        </table:table-row>
        <table:table-row>
          <table:table-cell table:style-name="Table1.A73" office:value-type="string">
            <text:p text:style-name="table_5f_body_5f_centered">49</text:p>
          </table:table-cell>
          <table:table-cell table:style-name="Table1.B73" office:value-type="string">
            <text:p text:style-name="table_5f_body_5f_centered">PL1</text:p>
          </table:table-cell>
          <table:table-cell table:style-name="Table1.C73" office:value-type="string">
            <text:p text:style-name="table_5f_body_5f_centered">36</text:p>
          </table:table-cell>
          <table:table-cell table:style-name="Table1.D73" office:value-type="string">
            <text:p text:style-name="table_5f_body_5f_centered">48</text:p>
          </table:table-cell>
          <table:table-cell table:style-name="Table1.E73" office:value-type="string">
            <text:p text:style-name="table_5f_body">ADC2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ADS1120 ADC chip select</text:p>
          </table:table-cell>
        </table:table-row>
        <table:table-row>
          <table:table-cell table:style-name="Table1.A74" office:value-type="string">
            <text:p text:style-name="table_5f_body_5f_centered">50</text:p>
          </table:table-cell>
          <table:table-cell table:style-name="Table1.B74" office:value-type="string">
            <text:p text:style-name="table_5f_body_5f_centered">PL0</text:p>
          </table:table-cell>
          <table:table-cell table:style-name="Table1.C74" office:value-type="string">
            <text:p text:style-name="table_5f_body_5f_centered">35</text:p>
          </table:table-cell>
          <table:table-cell table:style-name="Table1.D74" office:value-type="string">
            <text:p text:style-name="table_5f_body_5f_centered">49</text:p>
          </table:table-cell>
          <table:table-cell table:style-name="Table1.E74" office:value-type="string">
            <text:p text:style-name="table_5f_body">EEPROM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External <text:a xlink:type="simple" xlink:href="http://www.atmel.com/devices/at25256b.aspx" office:target-frame-name="_blank" xlink:show="new" text:style-name="Internet_20_link" text:visited-style-name="Visited_20_Internet_20_Link">EEPROM</text:a> chip select</text:p>
          </table:table-cell>
        </table:table-row>
        <table:table-row>
          <table:table-cell table:style-name="Table1.A73" office:value-type="string">
            <text:p text:style-name="table_5f_body_5f_centered">51</text:p>
          </table:table-cell>
          <table:table-cell table:style-name="Table1.B73" office:value-type="string">
            <text:p text:style-name="table_5f_body_5f_centered">PB3</text:p>
          </table:table-cell>
          <table:table-cell table:style-name="Table1.C73" office:value-type="string">
            <text:p text:style-name="table_5f_body_5f_centered">22</text:p>
          </table:table-cell>
          <table:table-cell table:style-name="Table1.D73" office:value-type="string">
            <text:p text:style-name="table_5f_body_5f_centered">50</text:p>
          </table:table-cell>
          <table:table-cell table:style-name="Table1.E73" office:value-type="string">
            <text:p text:style-name="table_5f_body">MISO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SPI MISO signal</text:p>
          </table:table-cell>
        </table:table-row>
        <table:table-row>
          <table:table-cell table:style-name="Table1.A74" office:value-type="string">
            <text:p text:style-name="table_5f_body_5f_centered">52</text:p>
          </table:table-cell>
          <table:table-cell table:style-name="Table1.B74" office:value-type="string">
            <text:p text:style-name="table_5f_body_5f_centered">PB2</text:p>
          </table:table-cell>
          <table:table-cell table:style-name="Table1.C74" office:value-type="string">
            <text:p text:style-name="table_5f_body_5f_centered">21</text:p>
          </table:table-cell>
          <table:table-cell table:style-name="Table1.D74" office:value-type="string">
            <text:p text:style-name="table_5f_body_5f_centered">51</text:p>
          </table:table-cell>
          <table:table-cell table:style-name="Table1.E74" office:value-type="string">
            <text:p text:style-name="table_5f_body">MOSI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SPI MOSI signal</text:p>
          </table:table-cell>
        </table:table-row>
        <table:table-row>
          <table:table-cell table:style-name="Table1.A73" office:value-type="string">
            <text:p text:style-name="table_5f_body_5f_centered">53</text:p>
          </table:table-cell>
          <table:table-cell table:style-name="Table1.B73" office:value-type="string">
            <text:p text:style-name="table_5f_body_5f_centered">PB1</text:p>
          </table:table-cell>
          <table:table-cell table:style-name="Table1.C73" office:value-type="string">
            <text:p text:style-name="table_5f_body_5f_centered">20</text:p>
          </table:table-cell>
          <table:table-cell table:style-name="Table1.D73" office:value-type="string">
            <text:p text:style-name="table_5f_body_5f_centered">52</text:p>
          </table:table-cell>
          <table:table-cell table:style-name="Table1.E73" office:value-type="string">
            <text:p text:style-name="table_5f_body">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SPI SCLK signal</text:p>
          </table:table-cell>
        </table:table-row>
        <table:table-row>
          <table:table-cell table:style-name="Table1.A74" office:value-type="string">
            <text:p text:style-name="table_5f_body_5f_centered">54</text:p>
          </table:table-cell>
          <table:table-cell table:style-name="Table1.B74" office:value-type="string">
            <text:p text:style-name="table_5f_body_5f_centered">PB0</text:p>
          </table:table-cell>
          <table:table-cell table:style-name="Table1.C74" office:value-type="string">
            <text:p text:style-name="table_5f_body_5f_centered">19</text:p>
          </table:table-cell>
          <table:table-cell table:style-name="Table1.D74" office:value-type="string">
            <text:p text:style-name="table_5f_body_5f_centered">53</text:p>
          </table:table-cell>
          <table:table-cell table:style-name="Table1.E74" office:value-type="string">
            <text:p text:style-name="table_5f_body">LCDS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SD-card select</text:p>
          </table:table-cell>
        </table:table-row>
        <table:table-row>
          <table:table-cell table:style-name="Table1.A73" office:value-type="string">
            <text:p text:style-name="table_5f_body_5f_centered">55</text:p>
          </table:table-cell>
          <table:table-cell table:style-name="Table1.B73" office:value-type="string">
            <text:p text:style-name="table_5f_body_5f_centered">PF0</text:p>
          </table:table-cell>
          <table:table-cell table:style-name="Table1.C73" office:value-type="string">
            <text:p text:style-name="table_5f_body_5f_centered">97</text:p>
          </table:table-cell>
          <table:table-cell table:style-name="Table1.D73" office:value-type="string">
            <text:p text:style-name="table_5f_body_5f_centered">54 (A0)</text:p>
          </table:table-cell>
          <table:table-cell table:style-name="Table1.E73" office:value-type="string">
            <text:p text:style-name="table_5f_body">TEMP_ANALOG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Main transformer NTC temperature sensor</text:p>
          </table:table-cell>
        </table:table-row>
        <table:table-row>
          <table:table-cell table:style-name="Table1.A74" office:value-type="string">
            <text:p text:style-name="table_5f_body_5f_centered">56</text:p>
          </table:table-cell>
          <table:table-cell table:style-name="Table1.B74" office:value-type="string">
            <text:p text:style-name="table_5f_body_5f_centered">PF1</text:p>
          </table:table-cell>
          <table:table-cell table:style-name="Table1.C74" office:value-type="string">
            <text:p text:style-name="table_5f_body_5f_centered">96</text:p>
          </table:table-cell>
          <table:table-cell table:style-name="Table1.D74" office:value-type="string">
            <text:p text:style-name="table_5f_body_5f_centered">55 (A1)</text:p>
          </table:table-cell>
          <table:table-cell table:style-name="Table1.E74" office:value-type="string">
            <text:p text:style-name="table_5f_body">PWR_DIR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AC power direct triac control</text:p>
          </table:table-cell>
        </table:table-row>
        <table:table-row>
          <table:table-cell table:style-name="Table1.A73" office:value-type="string">
            <text:p text:style-name="table_5f_body_5f_centered">57</text:p>
          </table:table-cell>
          <table:table-cell table:style-name="Table1.B73" office:value-type="string">
            <text:p text:style-name="table_5f_body_5f_centered">PF2</text:p>
          </table:table-cell>
          <table:table-cell table:style-name="Table1.C73" office:value-type="string">
            <text:p text:style-name="table_5f_body_5f_centered">95</text:p>
          </table:table-cell>
          <table:table-cell table:style-name="Table1.D73" office:value-type="string">
            <text:p text:style-name="table_5f_body_5f_centered">56 (A2)</text:p>
          </table:table-cell>
          <table:table-cell table:style-name="Table1.E73" office:value-type="string">
            <text:p text:style-name="table_5f_body">PWR_SSTAR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AC power soft-start triac control</text:p>
          </table:table-cell>
        </table:table-row>
        <table:table-row>
          <table:table-cell table:style-name="Table1.A74" office:value-type="string">
            <text:p text:style-name="table_5f_body_5f_centered">58</text:p>
          </table:table-cell>
          <table:table-cell table:style-name="Table1.B74" office:value-type="string">
            <text:p text:style-name="table_5f_body_5f_centered">PF3</text:p>
          </table:table-cell>
          <table:table-cell table:style-name="Table1.C74" office:value-type="string">
            <text:p text:style-name="table_5f_body_5f_centered">94</text:p>
          </table:table-cell>
          <table:table-cell table:style-name="Table1.D74" office:value-type="string">
            <text:p text:style-name="table_5f_body_5f_centered">57 (A3)</text:p>
          </table:table-cell>
          <table:table-cell table:style-name="Table1.E74" office:value-type="string">
            <text:p text:style-name="P5">DOUT<text:span text:style-name="T5">2</text:span></text:p>
          </table:table-cell>
          <table:table-cell table:style-name="Table1.F74" office:value-type="string">
            <text:p text:style-name="P12">Digital out</text:p>
          </table:table-cell>
          <table:table-cell table:style-name="Table1.G74" office:value-type="string">
            <text:p text:style-name="P15">Rear panel power relay control</text:p>
          </table:table-cell>
        </table:table-row>
        <table:table-row>
          <table:table-cell table:style-name="Table1.A73" office:value-type="string">
            <text:p text:style-name="table_5f_body_5f_centered">59</text:p>
          </table:table-cell>
          <table:table-cell table:style-name="Table1.B73" office:value-type="string">
            <text:p text:style-name="table_5f_body_5f_centered">PF4</text:p>
          </table:table-cell>
          <table:table-cell table:style-name="Table1.C73" office:value-type="string">
            <text:p text:style-name="table_5f_body_5f_centered">93</text:p>
          </table:table-cell>
          <table:table-cell table:style-name="Table1.D73" office:value-type="string">
            <text:p text:style-name="table_5f_body_5f_centered">58 (A4)</text:p>
          </table:table-cell>
          <table:table-cell table:style-name="Table1.E73" office:value-type="string">
            <text:p text:style-name="P2">BATT_NTC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P7">Opto-isolated V/F converter for Battery NTC</text:p>
          </table:table-cell>
        </table:table-row>
        <table:table-row table:style-name="Table1.7">
          <table:table-cell table:style-name="Table1.A62" office:value-type="string">
            <text:p text:style-name="P4">60</text:p>
          </table:table-cell>
          <table:table-cell table:style-name="Table1.A62" office:value-type="string">
            <text:p text:style-name="P4">PF5</text:p>
          </table:table-cell>
          <table:table-cell table:style-name="Table1.A62" office:value-type="string">
            <text:p text:style-name="P4">92</text:p>
          </table:table-cell>
          <table:table-cell table:style-name="Table1.A62" office:value-type="string">
            <text:p text:style-name="P4">59 (A5)</text:p>
          </table:table-cell>
          <table:table-cell table:style-name="Table1.A62" office:value-type="string">
            <text:p text:style-name="table_5f_body">NTC1</text:p>
          </table:table-cell>
          <table:table-cell table:style-name="Table1.A62" office:value-type="string">
            <text:p text:style-name="table_5f_body_5f_left">Analog in</text:p>
          </table:table-cell>
          <table:table-cell table:style-name="Table1.A62" office:value-type="string">
            <text:p text:style-name="table_5f_body_5f_left">Ch#1 NTC temperature sensor</text:p>
          </table:table-cell>
        </table:table-row>
        <table:table-row>
          <table:table-cell table:style-name="Table1.A73" office:value-type="string">
            <text:p text:style-name="table_5f_body_5f_centered">61</text:p>
          </table:table-cell>
          <table:table-cell table:style-name="Table1.B73" office:value-type="string">
            <text:p text:style-name="table_5f_body_5f_centered">PF6</text:p>
          </table:table-cell>
          <table:table-cell table:style-name="Table1.C73" office:value-type="string">
            <text:p text:style-name="table_5f_body_5f_centered">91</text:p>
          </table:table-cell>
          <table:table-cell table:style-name="Table1.D73" office:value-type="string">
            <text:p text:style-name="table_5f_body_5f_centered">60 (A6)</text:p>
          </table:table-cell>
          <table:table-cell table:style-name="Table1.E73" office:value-type="string">
            <text:p text:style-name="table_5f_body">NTC2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Ch#2 NTC temperature sensor</text:p>
          </table:table-cell>
        </table:table-row>
        <table:table-row table:style-name="Table1.7">
          <table:table-cell table:style-name="Table1.A62" office:value-type="string">
            <text:p text:style-name="P4">62</text:p>
          </table:table-cell>
          <table:table-cell table:style-name="Table1.A62" office:value-type="string">
            <text:p text:style-name="P4">PF7</text:p>
          </table:table-cell>
          <table:table-cell table:style-name="Table1.A62" office:value-type="string">
            <text:p text:style-name="P4">90</text:p>
          </table:table-cell>
          <table:table-cell table:style-name="Table1.A62" office:value-type="string">
            <text:p text:style-name="P4">61 (A7)</text:p>
          </table:table-cell>
          <table:table-cell table:style-name="Table1.A62" office:value-type="string">
            <text:p text:style-name="P7">EXT_TRIG</text:p>
          </table:table-cell>
          <table:table-cell table:style-name="Table1.A62" office:value-type="string">
            <text:p text:style-name="table_5f_body_5f_left">Digital in</text:p>
          </table:table-cell>
          <table:table-cell table:style-name="Table1.A62" office:value-type="string">
            <text:p text:style-name="P7">External digital trigger input (3.3 or 5 V)</text:p>
          </table:table-cell>
        </table:table-row>
        <table:table-row>
          <table:table-cell table:style-name="Table1.A73" office:value-type="string">
            <text:p text:style-name="table_5f_body_5f_centered">63</text:p>
          </table:table-cell>
          <table:table-cell table:style-name="Table1.B73" office:value-type="string">
            <text:p text:style-name="table_5f_body_5f_centered">PK0</text:p>
          </table:table-cell>
          <table:table-cell table:style-name="Table1.C73" office:value-type="string">
            <text:p text:style-name="table_5f_body_5f_centered">89</text:p>
          </table:table-cell>
          <table:table-cell table:style-name="Table1.D73" office:value-type="string">
            <text:p text:style-name="table_5f_body_5f_centered">62 (A8)</text:p>
          </table:table-cell>
          <table:table-cell table:style-name="Table1.E73" office:value-type="string">
            <text:p text:style-name="P7">ENC_A</text:p>
          </table:table-cell>
          <table:table-cell table:style-name="Table1.F73" office:value-type="string">
            <text:p text:style-name="P7">Digital in</text:p>
          </table:table-cell>
          <table:table-cell table:style-name="Table1.G73" office:value-type="string">
            <text:p text:style-name="P7">Rotary encoder channel A (optional)</text:p>
          </table:table-cell>
        </table:table-row>
        <table:table-row table:style-name="Table1.7">
          <table:table-cell table:style-name="Table1.A62" office:value-type="string">
            <text:p text:style-name="P4">64</text:p>
          </table:table-cell>
          <table:table-cell table:style-name="Table1.A62" office:value-type="string">
            <text:p text:style-name="P4">PK1</text:p>
          </table:table-cell>
          <table:table-cell table:style-name="Table1.A62" office:value-type="string">
            <text:p text:style-name="P4">88</text:p>
          </table:table-cell>
          <table:table-cell table:style-name="Table1.A62" office:value-type="string">
            <text:p text:style-name="P4">63 (A9)</text:p>
          </table:table-cell>
          <table:table-cell table:style-name="Table1.A62" office:value-type="string">
            <text:p text:style-name="P7">ENC_B</text:p>
          </table:table-cell>
          <table:table-cell table:style-name="Table1.A62" office:value-type="string">
            <text:p text:style-name="P7">Digital in</text:p>
          </table:table-cell>
          <table:table-cell table:style-name="Table1.A62" office:value-type="string">
            <text:p text:style-name="P7">Rotary encoder channel B (optional)</text:p>
          </table:table-cell>
        </table:table-row>
        <table:table-row>
          <table:table-cell table:style-name="Table1.A73" office:value-type="string">
            <text:p text:style-name="table_5f_body_5f_centered">65</text:p>
          </table:table-cell>
          <table:table-cell table:style-name="Table1.B73" office:value-type="string">
            <text:p text:style-name="table_5f_body_5f_centered">PK2</text:p>
          </table:table-cell>
          <table:table-cell table:style-name="Table1.C73" office:value-type="string">
            <text:p text:style-name="table_5f_body_5f_centered">87</text:p>
          </table:table-cell>
          <table:table-cell table:style-name="Table1.D73" office:value-type="string">
            <text:p text:style-name="table_5f_body_5f_centered">64 (A10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 table:style-name="Table1.7">
          <table:table-cell table:style-name="Table1.A62" office:value-type="string">
            <text:p text:style-name="P4">66</text:p>
          </table:table-cell>
          <table:table-cell table:style-name="Table1.A62" office:value-type="string">
            <text:p text:style-name="P4">PK3</text:p>
          </table:table-cell>
          <table:table-cell table:style-name="Table1.A62" office:value-type="string">
            <text:p text:style-name="P4">86</text:p>
          </table:table-cell>
          <table:table-cell table:style-name="Table1.A62" office:value-type="string">
            <text:p text:style-name="P4">65 (A11)</text:p>
          </table:table-cell>
          <table:table-cell table:style-name="Table1.A62" office:value-type="string">
            <text:p text:style-name="P5">DOUT</text:p>
          </table:table-cell>
          <table:table-cell table:style-name="Table1.A62" office:value-type="string">
            <text:p text:style-name="P12">Digital out</text:p>
          </table:table-cell>
          <table:table-cell table:style-name="Table1.A62" office:value-type="string">
            <text:p text:style-name="P6"><text:span text:style-name="T3">Opto-isolated</text:span> digital <text:span text:style-name="T3">output</text:span></text:p>
          </table:table-cell>
        </table:table-row>
        <table:table-row>
          <table:table-cell table:style-name="Table1.A73" office:value-type="string">
            <text:p text:style-name="table_5f_body_5f_centered">67</text:p>
          </table:table-cell>
          <table:table-cell table:style-name="Table1.B73" office:value-type="string">
            <text:p text:style-name="table_5f_body_5f_centered">PK4</text:p>
          </table:table-cell>
          <table:table-cell table:style-name="Table1.C73" office:value-type="string">
            <text:p text:style-name="table_5f_body_5f_centered">85</text:p>
          </table:table-cell>
          <table:table-cell table:style-name="Table1.D73" office:value-type="string">
            <text:p text:style-name="table_5f_body_5f_centered">66 (<text:span text:style-name="T2">DAC0</text:span>)</text:p>
          </table:table-cell>
          <table:table-cell table:style-name="Table1.E73" office:value-type="string">
            <text:p text:style-name="P10">EXTSD_CS</text:p>
          </table:table-cell>
          <table:table-cell table:style-name="Table1.F73" office:value-type="string">
            <text:p text:style-name="P13">Digital out</text:p>
          </table:table-cell>
          <table:table-cell table:style-name="Table1.G73" office:value-type="string">
            <text:p text:style-name="P10">Micro SD card chip select</text:p>
          </table:table-cell>
        </table:table-row>
        <table:table-row>
          <table:table-cell table:style-name="Table1.A74" office:value-type="string">
            <text:p text:style-name="table_5f_body_5f_centered">68</text:p>
          </table:table-cell>
          <table:table-cell table:style-name="Table1.B74" office:value-type="string">
            <text:p text:style-name="table_5f_body_5f_centered">PK5</text:p>
          </table:table-cell>
          <table:table-cell table:style-name="Table1.C74" office:value-type="string">
            <text:p text:style-name="table_5f_body_5f_centered">84</text:p>
          </table:table-cell>
          <table:table-cell table:style-name="Table1.D74" office:value-type="string">
            <text:p text:style-name="table_5f_body_5f_centered">67 (<text:span text:style-name="T2">DAC1</text:span>)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69</text:p>
          </table:table-cell>
          <table:table-cell table:style-name="Table1.B73" office:value-type="string">
            <text:p text:style-name="table_5f_body_5f_centered">PK6</text:p>
          </table:table-cell>
          <table:table-cell table:style-name="Table1.C73" office:value-type="string">
            <text:p text:style-name="table_5f_body_5f_centered">83</text:p>
          </table:table-cell>
          <table:table-cell table:style-name="Table1.D73" office:value-type="string">
            <text:p text:style-name="table_5f_body_5f_centered">68 (<text:span text:style-name="T2">CANRX</text:span>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70</text:p>
          </table:table-cell>
          <table:table-cell table:style-name="Table1.B74" office:value-type="string">
            <text:p text:style-name="table_5f_body_5f_centered">PK7</text:p>
          </table:table-cell>
          <table:table-cell table:style-name="Table1.C74" office:value-type="string">
            <text:p text:style-name="table_5f_body_5f_centered">82</text:p>
          </table:table-cell>
          <table:table-cell table:style-name="Table1.D74" office:value-type="string">
            <text:p text:style-name="table_5f_body_5f_centered">69 (<text:span text:style-name="T2">CANTX</text:span>)</text:p>
          </table:table-cell>
          <table:table-cell table:style-name="Table1.E74" office:value-type="string">
            <text:p text:style-name="P4">–</text:p>
          </table:table-cell>
          <table:table-cell table:style-name="Table1.F74" office:value-type="string">
            <text:p text:style-name="P4">–</text:p>
          </table:table-cell>
          <table:table-cell table:style-name="Table1.G74" office:value-type="string">
            <text:p text:style-name="P4">–</text:p>
          </table:table-cell>
        </table:table-row>
        <table:table-row>
          <table:table-cell table:style-name="Table1.A73" office:value-type="string">
            <text:p text:style-name="table_5f_body_5f_centered">71</text:p>
          </table:table-cell>
          <table:table-cell table:style-name="Table1.B73" office:value-type="string">
            <text:p text:style-name="table_5f_body_5f_centered">PD0</text:p>
          </table:table-cell>
          <table:table-cell table:style-name="Table1.C73" office:value-type="string">
            <text:p text:style-name="table_5f_body_5f_centered">43</text:p>
          </table:table-cell>
          <table:table-cell table:style-name="Table1.D73" office:value-type="string">
            <text:p text:style-name="table_5f_body_5f_centered">–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72</text:p>
          </table:table-cell>
          <table:table-cell table:style-name="Table1.B74" office:value-type="string">
            <text:p text:style-name="table_5f_body_5f_centered">PD1</text:p>
          </table:table-cell>
          <table:table-cell table:style-name="Table1.C74" office:value-type="string">
            <text:p text:style-name="table_5f_body_5f_centered">44</text:p>
          </table:table-cell>
          <table:table-cell table:style-name="Table1.D74" office:value-type="string">
            <text:p text:style-name="table_5f_body_5f_centered">–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 style:font-style-asian="italic" style:font-style-complex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verline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PSU Arduino pin mapping r5B12</text:file-name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PSU Arduino pin mapping r5B12</text:file-name>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00:14:05</meta:creation-date>
    <meta:editing-duration>P0D</meta:editing-duration>
    <meta:editing-cycles>1</meta:editing-cycles>
    <meta:generator>LibreOffice/5.2.3.3$Linux_X86_64 LibreOffice_project/d54a8868f08a7b39642414cf2c8ef2f228f780cf</meta:generator>
    <meta:keyword>Open hardware</meta:keyword>
    <meta:keyword>Open source</meta:keyword>
    <meta:keyword>programmable bench power supply</meta:keyword>
    <dc:title>Arduino Shield pin mapping</dc:title>
    <meta:document-statistic meta:table-count="1" meta:image-count="0" meta:object-count="0" meta:page-count="2" meta:paragraph-count="517" meta:word-count="807" meta:character-count="3691" meta:non-whitespace-character-count="3372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git-public/psu-hw/.openoffice/4/user/template/EEZ%20template.ott" meta:date="2015-11-15T00:14:04"/>
  </office:meta>
</office:document-meta>
</file>